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3" style:family="graphic" style:parent-style-name="objectwithoutfill">
      <style:graphic-properties svg:stroke-color="#000000" draw:marker-end="Rounded_20_short_20_Arrow" draw:marker-end-width="1.016cm"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6" style:family="graphic" style:parent-style-name="objectwithoutfill">
      <style:graphic-properties svg:stroke-color="#000000" draw:marker-end="Rounded_20_large_20_Arrow" draw:marker-end-width="0.508cm" draw:fill="none" draw:textarea-vertical-align="middle"/>
    </style:style>
    <style:style style:name="gr7" style:family="graphic" style:parent-style-name="objectwithoutfill">
      <style:graphic-properties draw:stroke="dash" draw:stroke-dash="Fine_20_Dashed" svg:stroke-width="0.203cm" svg:stroke-color="#000000" draw:marker-start-width="0.812cm" draw:marker-end-width="0.812cm" draw:fill="none" draw:textarea-vertical-align="middle" fo:padding-top="0.226cm" fo:padding-bottom="0.226cm" fo:padding-left="0.351cm" fo:padding-right="0.351cm"/>
    </style:style>
    <style:style style:name="gr8" style:family="graphic" style:parent-style-name="standard">
      <style:graphic-properties draw:stroke="dash" draw:stroke-dash="Ultrafine_20_2_20_Dots_20_3_20_Dashes" svg:stroke-color="#3465a4" draw:textarea-vertical-align="middle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02cm" fo:min-width="0.77cm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1.786cm"/>
    </style:style>
    <style:style style:name="gr11" style:family="graphic" style:parent-style-name="objectwithoutfill">
      <style:graphic-properties svg:stroke-color="#000000" draw:marker-end="Rounded_20_large_20_Arrow" draw:marker-end-width="0.61cm" draw:fill="none" draw:textarea-vertical-align="middle"/>
    </style:style>
    <style:style style:name="gr12" style:family="graphic" style:parent-style-name="objectwithoutfill">
      <style:graphic-properties svg:stroke-color="#000000" draw:marker-end="Rounded_20_short_20_Arrow" draw:marker-end-width="0.61cm" draw:fill="none" draw:textarea-vertical-align="middle"/>
    </style:style>
    <style:style style:name="gr13" style:family="graphic" style:parent-style-name="objectwithoutfill">
      <style:graphic-properties svg:stroke-color="#000000" draw:marker-end="Rounded_20_large_20_Arrow" draw:marker-end-width="0.559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3.052cm" fo:min-width="2.802cm"/>
    </style:style>
    <style:style style:name="gr15" style:family="graphic" style:parent-style-name="standard">
      <style:graphic-properties draw:textarea-horizontal-align="justify" draw:textarea-vertical-align="middle" draw:auto-grow-height="false" fo:min-height="3.052cm" fo:min-width="3.056cm"/>
    </style:style>
    <style:style style:name="gr1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322cm"/>
    </style:style>
    <style:style style:name="gr18" style:family="graphic" style:parent-style-name="standard">
      <style:graphic-properties draw:stroke="solid" svg:stroke-width="0.152cm" svg:stroke-color="#000000" draw:marker-start-width="0.66cm" draw:marker-end-width="0.66cm" draw:fill="none" draw:fill-color="#ffffff" draw:auto-grow-height="true" draw:auto-grow-width="false" fo:max-height="0cm" fo:min-height="2.596cm" fo:padding-top="0.201cm" fo:padding-bottom="0.201cm" fo:padding-left="0.326cm" fo:padding-right="0.32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75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97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43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82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25" style:family="graphic" style:parent-style-name="standard">
      <style:graphic-properties draw:textarea-horizontal-align="justify" draw:textarea-vertical-align="middle" draw:auto-grow-height="false" fo:min-height="2.574cm" fo:min-width="9.144cm" fo:wrap-option="no-wrap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243cm"/>
    </style:style>
    <style:style style:name="gr27" style:family="graphic" style:parent-style-name="standard">
      <style:graphic-properties draw:stroke="dash" draw:stroke-dash="Fine_20_Dashed" svg:stroke-color="#3465a4" draw:marker-start="" draw:marker-start-width="0.3cm" draw:marker-end="" draw:marker-end-width="0.3cm" draw:textarea-vertical-align="middle"/>
    </style:style>
    <style:style style:name="gr28" style:family="graphic" style:parent-style-name="standard">
      <style:graphic-properties draw:stroke="none" draw:fill="none" fo:min-height="2.829cm"/>
    </style:style>
    <style:style style:name="gr29" style:family="graphic" style:parent-style-name="standard">
      <style:graphic-properties draw:textarea-horizontal-align="justify" draw:textarea-vertical-align="middle" draw:auto-grow-height="false" fo:min-height="2.485cm" fo:min-width="5.85cm" fo:wrap-option="no-wrap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703cm"/>
    </style:style>
    <style:style style:name="gr31" style:family="graphic" style:parent-style-name="standard">
      <style:graphic-properties draw:stroke="dash" draw:stroke-dash="Fine_20_Dashed" svg:stroke-width="0.203cm" svg:stroke-color="#a600a8" draw:marker-start-width="0.812cm" draw:marker-end-width="0.812cm" draw:fill="none" draw:textarea-horizontal-align="justify" draw:textarea-vertical-align="middle" draw:auto-grow-height="false" fo:min-height="5.908cm" fo:min-width="3.626cm" fo:padding-top="0.226cm" fo:padding-bottom="0.226cm" fo:padding-left="0.351cm" fo:padding-right="0.351cm"/>
    </style:style>
    <style:style style:name="gr32" style:family="graphic" style:parent-style-name="standard">
      <style:graphic-properties draw:textarea-horizontal-align="justify" draw:textarea-vertical-align="middle" draw:auto-grow-height="false" fo:min-height="1.528cm" fo:min-width="1.278cm"/>
    </style:style>
    <style:style style:name="gr33" style:family="graphic" style:parent-style-name="objectwithoutfill">
      <style:graphic-properties draw:fill="none" draw:textarea-vertical-align="middle"/>
    </style:style>
    <style:style style:name="gr34" style:family="graphic" style:parent-style-name="standard">
      <style:graphic-properties svg:stroke-width="0.152cm" svg:stroke-color="#000080" draw:marker-start-width="0.66cm" draw:marker-end-width="0.66cm" draw:fill="none" draw:textarea-horizontal-align="justify" draw:textarea-vertical-align="middle" draw:auto-grow-height="false" fo:min-height="5.908cm" fo:min-width="3.626cm" fo:padding-top="0.201cm" fo:padding-bottom="0.201cm" fo:padding-left="0.326cm" fo:padding-right="0.326cm"/>
    </style:style>
    <style:style style:name="gr35" style:family="graphic" style:parent-style-name="standard">
      <style:graphic-properties draw:stroke="dash" draw:stroke-dash="Ultrafine_20_2_20_Dots_20_3_20_Dashes" svg:stroke-width="0.152cm" svg:stroke-color="#00803f" draw:marker-start-width="0.66cm" draw:marker-end-width="0.66cm" draw:fill="none" draw:textarea-horizontal-align="justify" draw:textarea-vertical-align="middle" draw:auto-grow-height="false" fo:min-height="5.908cm" fo:min-width="3.626cm" fo:padding-top="0.201cm" fo:padding-bottom="0.201cm" fo:padding-left="0.326cm" fo:padding-right="0.32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stroke="none" draw:fill="none" fo:min-height="1.259cm"/>
    </style:style>
    <style:style style:name="pr6" style:family="presentation" style:parent-style-name="Default-outline1">
      <style:graphic-properties draw:stroke="none" draw:fill="none" fo:min-height="2.516cm"/>
    </style:style>
    <style:style style:name="pr7" style:family="presentation" style:parent-style-name="Default-outline1">
      <style:graphic-properties draw:stroke="solid" svg:stroke-color="#ff0000" draw:fill="solid" draw:fill-color="#ffffff" fo:min-height="2.51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writing-mode="lr-tb">
        <style:tab-stops/>
      </style:paragraph-properties>
    </style:style>
    <style:style style:name="P5" style:family="paragraph">
      <loext:graphic-properties draw:fill="none"/>
      <style:paragraph-properties style:writing-mode="lr-tb">
        <style:tab-stops/>
      </style:paragraph-properties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style:writing-mode="lr-tb">
        <style:tab-stops/>
      </style:paragraph-properties>
      <style:text-properties fo:font-size="3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 style:writing-mode="lr-tb"/>
      <style:text-properties fo:font-size="96pt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0000" fo:font-size="96pt" style:font-size-asian="18pt" style:font-size-complex="18pt"/>
    </style:style>
    <style:style style:name="P11" style:family="paragraph">
      <style:text-properties fo:font-size="66pt"/>
    </style:style>
    <style:style style:name="P12" style:family="paragraph">
      <loext:graphic-properties draw:fill="none" draw:fill-color="#ffffff"/>
      <style:text-properties fo:font-size="66pt" style:font-size-asian="18pt" style:font-size-complex="18pt"/>
    </style:style>
    <style:style style:name="P13" style:family="paragraph">
      <style:text-properties fo:font-size="54pt"/>
    </style:style>
    <style:style style:name="P14" style:family="paragraph">
      <loext:graphic-properties draw:fill="none" draw:fill-color="#ffffff"/>
      <style:text-properties fo:font-size="54pt" style:font-size-asian="18pt" style:font-size-complex="18pt"/>
    </style:style>
    <style:style style:name="P15" style:family="paragraph">
      <style:paragraph-properties fo:text-align="center" style:writing-mode="lr-tb"/>
      <style:text-properties fo:font-size="44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ff0000" fo:font-size="44pt" style:font-size-asian="18pt" style:font-size-complex="18pt"/>
    </style:style>
    <style:style style:name="P17" style:family="paragraph">
      <style:paragraph-properties fo:text-align="end" style:writing-mode="lr-tb"/>
      <style:text-properties fo:font-size="44pt"/>
    </style:style>
    <style:style style:name="P18" style:family="paragraph">
      <loext:graphic-properties draw:fill="none" draw:fill-color="#ffffff"/>
      <style:paragraph-properties fo:text-align="end" style:writing-mode="lr-tb"/>
      <style:text-properties fo:color="#0000ff" fo:font-size="44pt" style:font-size-asian="18pt" style:font-size-complex="18pt"/>
    </style:style>
    <style:style style:name="P19" style:family="paragraph">
      <style:text-properties fo:font-size="44pt"/>
    </style:style>
    <style:style style:name="P20" style:family="paragraph">
      <loext:graphic-properties draw:fill="none" draw:fill-color="#ffffff"/>
      <style:text-properties fo:color="#0000ff" fo:font-size="44pt" style:font-size-asian="18pt" style:font-size-complex="18pt"/>
    </style:style>
    <style:style style:name="P21" style:family="paragraph">
      <style:text-properties fo:font-size="44pt" style:font-size-asian="32pt" style:font-size-complex="32pt"/>
    </style:style>
    <style:style style:name="P22" style:family="paragraph">
      <style:paragraph-properties fo:text-align="center" style:writing-mode="lr-tb"/>
    </style:style>
    <style:style style:name="P23" style:family="paragraph">
      <style:paragraph-properties fo:text-align="start" style:writing-mode="lr-tb"/>
    </style:style>
    <style:style style:name="P24" style:family="paragraph">
      <loext:graphic-properties draw:fill="none" draw:fill-color="#ffffff"/>
      <style:paragraph-properties fo:text-align="start" style:writing-mode="lr-tb"/>
      <style:text-properties fo:color="#0000ff" fo:font-size="36pt" style:font-size-asian="18pt" style:font-size-complex="18pt"/>
    </style:style>
    <style:style style:name="P25" style:family="paragraph">
      <style:paragraph-properties fo:text-align="end" style:writing-mode="lr-tb"/>
    </style:style>
    <style:style style:name="P26" style:family="paragraph">
      <loext:graphic-properties draw:fill="none" draw:fill-color="#ffffff"/>
      <style:paragraph-properties fo:text-align="end" style:writing-mode="lr-tb"/>
      <style:text-properties fo:color="#0000ff" fo:font-size="36pt" style:font-size-asian="18pt" style:font-size-complex="18pt"/>
    </style:style>
    <style:style style:name="P27" style:family="paragraph">
      <loext:graphic-properties draw:fill="none" draw:fill-color="#ffffff"/>
      <style:paragraph-properties fo:text-align="center" style:writing-mode="lr-tb"/>
      <style:text-properties fo:color="#0000ff" fo:font-size="96pt" style:font-size-asian="18pt" style:font-size-complex="18pt"/>
    </style:style>
    <style:style style:name="P28" style:family="paragraph">
      <loext:graphic-properties draw:fill="none" draw:fill-color="#ffffff"/>
      <style:paragraph-properties fo:text-align="center" style:writing-mode="lr-tb"/>
      <style:text-properties fo:color="#0000ff" fo:font-size="36pt" style:font-size-asian="18pt" style:font-size-complex="18pt"/>
    </style:style>
    <style:style style:name="P29" style:family="paragraph">
      <loext:graphic-properties draw:fill="none" draw:fill-color="#ffffff"/>
      <style:paragraph-properties fo:text-align="center" style:writing-mode="lr-tb"/>
      <style:text-properties fo:color="#ff0000" fo:font-size="36pt" style:font-size-asian="18pt" style:font-size-complex="18pt"/>
    </style:style>
    <style:style style:name="P30" style:family="paragraph">
      <style:paragraph-properties fo:text-align="center"/>
      <style:text-properties fo:font-size="18pt"/>
    </style:style>
    <style:style style:name="P31" style:family="paragraph">
      <loext:graphic-properties draw:fill="none"/>
      <style:text-properties fo:color="#0000ff" fo:font-size="36pt" style:font-size-asian="18pt" style:font-size-complex="18pt"/>
    </style:style>
    <style:style style:name="P32" style:family="paragraph">
      <loext:graphic-properties draw:fill="solid" draw:fill-color="#ffffff"/>
    </style:style>
    <style:style style:name="T1" style:family="text">
      <style:text-properties fo:font-size="32pt"/>
    </style:style>
    <style:style style:name="T2" style:family="text">
      <style:text-properties fo:color="#ff0000" fo:font-size="96pt" style:font-size-asian="18pt" style:font-size-complex="18pt"/>
    </style:style>
    <style:style style:name="T3" style:family="text">
      <style:text-properties fo:font-size="66pt" style:font-size-asian="18pt" style:font-size-complex="18pt"/>
    </style:style>
    <style:style style:name="T4" style:family="text">
      <style:text-properties fo:font-size="54pt" style:font-size-asian="18pt" style:font-size-complex="18pt"/>
    </style:style>
    <style:style style:name="T5" style:family="text">
      <style:text-properties fo:color="#ff0000" fo:font-size="44pt" style:font-size-asian="18pt" style:font-size-complex="18pt"/>
    </style:style>
    <style:style style:name="T6" style:family="text">
      <style:text-properties fo:color="#0000ff" fo:font-size="44pt" style:font-size-asian="18pt" style:font-size-complex="18pt"/>
    </style:style>
    <style:style style:name="T7" style:family="text">
      <style:text-properties fo:font-size="44pt" style:font-size-asian="32pt" style:font-size-complex="32pt"/>
    </style:style>
    <style:style style:name="T8" style:family="text">
      <style:text-properties fo:color="#0000ff" fo:font-size="36pt" style:font-size-asian="18pt" style:font-size-complex="18pt"/>
    </style:style>
    <style:style style:name="T9" style:family="text">
      <style:text-properties fo:color="#0000ff" fo:font-size="96pt" style:font-size-asian="18pt" style:font-size-complex="18pt"/>
    </style:style>
    <style:style style:name="T10" style:family="text">
      <style:text-properties fo:color="#ff0000" fo:font-size="36pt" style:font-size-asian="18pt" style:font-size-complex="18pt"/>
    </style:style>
    <style:style style:name="T11" style:family="text">
      <style:text-properties fo:color="#ffffff" fo:font-size="36pt" style:font-size-asian="18pt" style:font-size-complex="18pt"/>
    </style:style>
    <style:style style:name="T12" style:family="text">
      <style:text-properties fo:color="#0000ff" style:text-line-through-style="solid" style:text-line-through-type="double" fo:font-size="36pt" style:font-size-asian="18pt" style:font-size-complex="18pt"/>
    </style:style>
    <style:style style:name="T1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omething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someth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re will be an Ethereum contract: Casper contract</text:p>
              </text:list-item>
              <text:list-item>
                <text:p>Validators can send messages to the Casper contract.</text:p>
              </text:list-item>
              <text:list-item>
                <text:p>Everything in this talk is seen from the Casper contrac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ote(epoch, hash, source) by a validator</text:p>
                <text:p/>
              </text:list-item>
              <text:list-item>
                <text:p>For example<text:line-break/>Vote(104, 0xabcdef…, 100)</text:p>
              </text:list-item>
            </text:list>
          </draw:text-box>
        </draw:frame>
        <draw:custom-shape draw:style-name="gr2" draw:text-style-name="P2" xml:id="id1" draw:id="id1" draw:layer="layout" svg:width="1.27cm" svg:height="1.27cm" svg:x="14.732cm" svg:y="11.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.27cm" svg:height="1.27cm" svg:x="14.732cm" svg:y="12.9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.27cm" svg:height="1.27cm" svg:x="14.732cm" svg:y="14.7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1.27cm" svg:height="1.27cm" svg:x="14.732cm" svg:y="16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1.27cm" svg:height="1.27cm" svg:x="14.732cm" svg:y="18.034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8.3031759172964cm 15.6946631501583cm)" svg:viewBox="0 0 5389 5111" draw:points="0,5111 3368,5111 5389,2713 4642,0">
          <text:p/>
        </draw:polyline>
        <draw:frame presentation:style-name="pr5" draw:text-style-name="P5" draw:layer="layout" svg:width="11.66cm" svg:height="1.016cm" svg:x="15.264cm" svg:y="11.43cm">
          <draw:text-box>
            <text:list text:style-name="L2">
              <text:list-header>
                <text:p text:style-name="P4">0xabcdef… at epoch 104</text:p>
              </text:list-header>
            </text:list>
          </draw:text-box>
        </draw:frame>
        <draw:frame presentation:style-name="pr5" draw:text-style-name="P5" draw:layer="layout" svg:width="11.66cm" svg:height="1.016cm" svg:x="15.494cm" svg:y="18.034cm">
          <draw:text-box>
            <text:list text:style-name="L2">
              <text:list-header>
                <text:p text:style-name="P4">The ancestor at epoch 100</text:p>
              </text:list-header>
            </text:list>
          </draw:text-box>
        </draw:frame>
        <draw:frame presentation:style-name="pr5" draw:text-style-name="P5" draw:layer="layout" svg:width="10.668cm" svg:height="4.826cm" svg:x="1.27cm" svg:y="12.7cm">
          <draw:text-box>
            <text:list text:style-name="L2">
              <text:list-item>
                <text:p text:style-name="P4">Voting for 0xabcdef…,<text:line-break/>citing the ancestor at epoch 100 as<text:line-break/>a source (or an anchor)</text:p>
              </text:list-item>
            </text:list>
          </draw:text-box>
        </draw:frame>
        <draw:connector draw:style-name="gr4" draw:text-style-name="P2" draw:layer="layout" svg:x1="15.367cm" svg:y1="12.7cm" svg:x2="15.367cm" svg:y2="12.954cm" draw:start-shape="id1" draw:start-glue-point="2" draw:end-shape="id2" draw:end-glue-point="0" svg:d="M15367 12700v254" svg:viewBox="0 0 1 255">
          <text:p/>
        </draw:connector>
        <draw:connector draw:style-name="gr4" draw:text-style-name="P2" draw:layer="layout" svg:x1="15.367cm" svg:y1="14.224cm" svg:x2="15.367cm" svg:y2="14.732cm" draw:start-shape="id2" draw:start-glue-point="2" draw:end-shape="id3" draw:end-glue-point="0" svg:d="M15367 14224v508" svg:viewBox="0 0 1 509">
          <text:p/>
        </draw:connector>
        <draw:connector draw:style-name="gr4" draw:text-style-name="P2" draw:layer="layout" svg:x1="15.367cm" svg:y1="16.002cm" svg:x2="15.371cm" svg:y2="16.31cm" draw:start-shape="id3" draw:start-glue-point="2" svg:d="M15367 16002v501h4v-193" svg:viewBox="0 0 5 502">
          <text:p/>
        </draw:connector>
        <draw:connector draw:style-name="gr4" draw:text-style-name="P2" draw:layer="layout" svg:x1="15.367cm" svg:y1="17.78cm" svg:x2="15.367cm" svg:y2="18.034cm" draw:start-shape="id4" draw:start-glue-point="2" draw:end-shape="id5" draw:end-glue-point="0" svg:d="M15367 17780v254" svg:viewBox="0 0 1 255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lashed!</text:p>
          </draw:text-box>
        </draw:frame>
        <draw:frame presentation:style-name="pr4" draw:layer="layout" svg:width="25.199cm" svg:height="4.064cm" svg:x="1.4cm" svg:y="15.748cm" presentation:class="outline" presentation:user-transformed="true">
          <draw:text-box>
            <text:list text:style-name="L2">
              <text:list-item>
                <text:p>Eve’s deposits are gone<text:line-break/>if a and b are different.</text:p>
              </text:list-item>
            </text:list>
          </draw:text-box>
        </draw:frame>
        <draw:custom-shape draw:style-name="gr5" draw:text-style-name="P2" draw:layer="layout" svg:width="1.27cm" svg:height="1.27cm" svg:x="10.414cm" svg:y="5.588cm">
          <text:p text:style-name="P2">a</text:p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3.9851759172964cm 9.85266315015825cm)" svg:viewBox="0 0 5389 5111" draw:points="0,5111 3368,5111 5389,2713 4642,0">
          <text:p/>
        </draw:polyline>
        <draw:custom-shape draw:style-name="gr5" draw:text-style-name="P2" draw:layer="layout" svg:width="1.27cm" svg:height="1.27cm" svg:x="19.05cm" svg:y="5.588cm">
          <text:p text:style-name="P2">b</text:p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763cm" svg:height="5.785cm" draw:transform="skewX (0.399854931631901) rotate (-2.25793245330506) translate (21.9711757845712cm 11.6553040461104cm)" svg:viewBox="0 0 5764 5786" draw:points="0,5785 3603,5786 5764,3071 4966,0">
          <text:p/>
        </draw:polyline>
        <draw:frame presentation:style-name="pr5" draw:text-style-name="P5" draw:layer="layout" svg:width="7.62cm" svg:height="1.27cm" svg:x="0.17cm" svg:y="8.9cm">
          <draw:text-box>
            <text:list text:style-name="L2">
              <text:list-header>
                <text:p text:style-name="P4">Vote by Eve</text:p>
              </text:list-header>
            </text:list>
          </draw:text-box>
        </draw:frame>
        <draw:frame presentation:style-name="pr5" draw:text-style-name="P5" draw:layer="layout" svg:width="7.62cm" svg:height="1.27cm" svg:x="9.37cm" svg:y="8.9cm">
          <draw:text-box>
            <text:list text:style-name="L2">
              <text:list-header>
                <text:p text:style-name="P4">Vote by Ev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lashed!</text:p>
          </draw:text-box>
        </draw:frame>
        <draw:custom-shape draw:style-name="gr2" draw:text-style-name="P2" xml:id="id6" draw:id="id6" draw:layer="layout" svg:width="1.27cm" svg:height="1.27cm" svg:x="13.97cm" svg:y="6.0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1.27cm" svg:height="1.27cm" svg:x="13.97cm" svg:y="7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1.27cm" svg:height="1.27cm" svg:x="13.97cm" svg:y="9.3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1.27cm" svg:height="1.27cm" svg:x="13.97cm" svg:y="11.1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1.27cm" svg:height="1.27cm" svg:x="13.97cm" svg:y="12.7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7.5411759172964cm 10.3606631501583cm)" svg:viewBox="0 0 5389 5111" draw:points="0,5111 3368,5111 5389,2713 4642,0">
          <text:p/>
        </draw:polyline>
        <draw:frame presentation:style-name="pr5" draw:text-style-name="P5" draw:layer="layout" svg:width="7.62cm" svg:height="1.27cm" svg:x="3.556cm" svg:y="8.382cm">
          <draw:text-box>
            <text:list text:style-name="L2">
              <text:list-header>
                <text:p text:style-name="P4">Vote by Eve</text:p>
              </text:list-header>
            </text:list>
          </draw:text-box>
        </draw:frame>
        <draw:polyline draw:style-name="gr3" draw:text-style-name="P3" draw:layer="layout" svg:width="5.132cm" svg:height="4.496cm" draw:transform="skewX (0.334405084682113) rotate (2.62776772180266) translate (16.1385814495425cm 12.2874605563532cm)" svg:viewBox="0 0 5133 4497" draw:points="5133,4497 1925,4497 0,2387 711,0">
          <text:p/>
        </draw:polyline>
        <draw:frame presentation:style-name="pr5" draw:text-style-name="P5" draw:layer="layout" svg:width="7.62cm" svg:height="1.27cm" svg:x="17.272cm" svg:y="8.128cm">
          <draw:text-box>
            <text:list text:style-name="L2">
              <text:list-header>
                <text:p text:style-name="P4">Vote by Eve</text:p>
              </text:list-header>
            </text:list>
          </draw:text-box>
        </draw:frame>
        <draw:frame presentation:style-name="pr6" draw:text-style-name="P6" draw:layer="layout" svg:width="24.892cm" svg:height="2.766cm" svg:x="3.556cm" svg:y="16.002cm">
          <draw:text-box>
            <text:list text:style-name="L2">
              <text:list-item>
                <text:p>Eve’s deposits are gone<text:line-break/>if sources are different for the same epoch.</text:p>
              </text:list-item>
            </text:list>
          </draw:text-box>
        </draw:frame>
        <draw:connector draw:style-name="gr4" draw:text-style-name="P2" draw:layer="layout" svg:x1="14.605cm" svg:y1="7.366cm" svg:x2="14.605cm" svg:y2="7.62cm" draw:start-shape="id6" draw:start-glue-point="2" draw:end-shape="id7" draw:end-glue-point="0" svg:d="M14605 7366v254" svg:viewBox="0 0 1 255">
          <text:p/>
        </draw:connector>
        <draw:connector draw:style-name="gr4" draw:text-style-name="P2" draw:layer="layout" svg:x1="14.605cm" svg:y1="8.89cm" svg:x2="14.605cm" svg:y2="9.398cm" draw:start-shape="id7" draw:start-glue-point="2" draw:end-shape="id8" draw:end-glue-point="0" svg:d="M14605 8890v508" svg:viewBox="0 0 1 509">
          <text:p/>
        </draw:connector>
        <draw:connector draw:style-name="gr4" draw:text-style-name="P2" draw:layer="layout" svg:x1="14.605cm" svg:y1="10.668cm" svg:x2="14.605cm" svg:y2="11.176cm" draw:start-shape="id8" draw:start-glue-point="2" draw:end-shape="id9" draw:end-glue-point="0" svg:d="M14605 10668v508" svg:viewBox="0 0 1 509">
          <text:p/>
        </draw:connector>
        <draw:connector draw:style-name="gr4" draw:text-style-name="P2" draw:layer="layout" svg:x1="14.605cm" svg:y1="12.446cm" svg:x2="14.605cm" svg:y2="12.7cm" draw:start-shape="id9" draw:start-glue-point="2" draw:end-shape="id10" draw:end-glue-point="0" svg:d="M14605 12446v254" svg:viewBox="0 0 1 255">
          <text:p/>
        </draw:connecto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lashed!</text:p>
          </draw:text-box>
        </draw:frame>
        <draw:custom-shape draw:style-name="gr2" draw:text-style-name="P2" xml:id="id11" draw:id="id11" draw:layer="layout" svg:width="1.27cm" svg:height="1.27cm" svg:x="12.446cm" svg:y="4.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1.27cm" svg:height="1.27cm" svg:x="12.446cm" svg:y="11.84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526cm" svg:height="5.381cm" draw:transform="skewX (-0.0926769832808989) rotate (-2.51257599117104) translate (16.0163424521909cm 9.29288997303369cm)" svg:viewBox="0 0 5527 5382" draw:points="0,5381 3455,5382 5527,2857 4761,0">
          <text:p/>
        </draw:polyline>
        <draw:custom-shape draw:style-name="gr2" draw:text-style-name="P2" xml:id="id13" draw:id="id13" draw:layer="layout" svg:width="1.27cm" svg:height="1.27cm" svg:x="22.712cm" svg:y="6.2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1.27cm" svg:height="1.27cm" svg:x="22.712cm" svg:y="8.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5" draw:id="id15" draw:layer="layout" svg:width="1.27cm" svg:height="1.27cm" svg:x="22.712cm" svg:y="9.808cm">
          <text:p/>
          <draw:enhanced-geometry svg:viewBox="0 0 21600 21600" draw:type="rectangle" draw:enhanced-path="M 0 0 L 21600 0 21600 21600 0 21600 0 0 Z N"/>
        </draw:custom-shape>
        <draw:polyline draw:style-name="gr6" draw:text-style-name="P3" draw:layer="layout" svg:width="2.908cm" svg:height="3.414cm" draw:transform="skewX (-0.00872664625997171) rotate (-2.68204746153969) translate (23.9992789613197cm 9.80724809569639cm)" svg:viewBox="0 0 2909 3415" draw:points="0,3415 1984,3415 2909,1577 1720,0">
          <text:p/>
        </draw:polyline>
        <draw:line draw:style-name="gr7" draw:text-style-name="P3" draw:layer="layout" svg:x1="5.588cm" svg:y1="5.998cm" svg:x2="26.162cm" svg:y2="5.998cm">
          <text:p/>
        </draw:line>
        <draw:line draw:style-name="gr7" draw:text-style-name="P3" draw:layer="layout" svg:x1="5.588cm" svg:y1="11.332cm" svg:x2="26.162cm" svg:y2="11.332cm">
          <text:p/>
        </draw:line>
        <draw:frame presentation:style-name="pr5" draw:text-style-name="P5" draw:layer="layout" svg:width="7.62cm" svg:height="1.27cm" svg:x="2.032cm" svg:y="8.03cm">
          <draw:text-box>
            <text:list text:style-name="L2">
              <text:list-header>
                <text:p text:style-name="P4">Vote by Eve</text:p>
              </text:list-header>
            </text:list>
          </draw:text-box>
        </draw:frame>
        <draw:frame presentation:style-name="pr5" draw:text-style-name="P5" draw:layer="layout" svg:width="7.62cm" svg:height="1.27cm" svg:x="12.954cm" svg:y="8.03cm">
          <draw:text-box>
            <text:list text:style-name="L2">
              <text:list-header>
                <text:p text:style-name="P4">Vote by Eve</text:p>
              </text:list-header>
            </text:list>
          </draw:text-box>
        </draw:frame>
        <draw:frame presentation:style-name="pr6" draw:text-style-name="P6" draw:layer="layout" svg:width="24.892cm" svg:height="5.052cm" svg:x="2.794cm" svg:y="14.986cm">
          <draw:text-box>
            <text:list text:style-name="L2">
              <text:list-item>
                <text:p>Eve’s deposits are gone<text:line-break/>if her vote jumps over another<text:line-break/>(judged by epoch heights only)</text:p>
              </text:list-item>
            </text:list>
          </draw:text-box>
        </draw:frame>
        <draw:connector draw:style-name="gr8" draw:text-style-name="P2" draw:layer="layout" svg:x1="13.081cm" svg:y1="5.49cm" svg:x2="13.081cm" svg:y2="11.84cm" draw:start-shape="id11" draw:start-glue-point="2" draw:end-shape="id12" draw:end-glue-point="0" svg:d="M13081 5490v6350" svg:viewBox="0 0 1 6351">
          <text:p/>
        </draw:connector>
        <draw:connector draw:style-name="gr4" draw:text-style-name="P2" draw:layer="layout" svg:x1="23.347cm" svg:y1="7.522cm" svg:x2="23.347cm" svg:y2="8.03cm" draw:start-shape="id13" draw:start-glue-point="2" draw:end-shape="id14" draw:end-glue-point="0" svg:d="M23347 7522v508" svg:viewBox="0 0 1 509">
          <text:p/>
        </draw:connector>
        <draw:connector draw:style-name="gr4" draw:text-style-name="P2" draw:layer="layout" svg:x1="23.347cm" svg:y1="9.3cm" svg:x2="23.347cm" svg:y2="9.808cm" draw:start-shape="id14" draw:start-glue-point="2" draw:end-shape="id15" draw:end-glue-point="0" svg:d="M23347 9300v508" svg:viewBox="0 0 1 509">
          <text:p/>
        </draw:connecto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just need to be careful what you sig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lidators have deposits<text:line-break/>Votes can be weighed by deposits</text:p>
          </draw:text-box>
        </draw:frame>
        <draw:custom-shape draw:style-name="gr2" draw:text-style-name="P2" xml:id="id16" draw:id="id16" draw:layer="layout" svg:width="1.27cm" svg:height="1.27cm" svg:x="14.732cm" svg:y="8.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1.27cm" svg:height="1.27cm" svg:x="14.732cm" svg:y="9.5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8" draw:id="id18" draw:layer="layout" svg:width="1.27cm" svg:height="1.27cm" svg:x="14.732cm" svg:y="11.3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1.27cm" svg:height="1.27cm" svg:x="14.732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1.27cm" svg:height="1.27cm" svg:x="14.732cm" svg:y="14.634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8.3031759172964cm 12.2946631501583cm)" svg:viewBox="0 0 5389 5111" draw:points="0,5111 3368,5111 5389,2713 4642,0">
          <text:p/>
        </draw:polyline>
        <draw:frame presentation:style-name="pr5" draw:text-style-name="P5" draw:layer="layout" svg:width="7.62cm" svg:height="1.27cm" svg:x="4.318cm" svg:y="11.176cm">
          <draw:text-box>
            <text:list text:style-name="L2">
              <text:list-item>
                <text:p text:style-name="P4">X-ETH Vote</text:p>
              </text:list-item>
            </text:list>
          </draw:text-box>
        </draw:frame>
        <draw:connector draw:style-name="gr4" draw:text-style-name="P2" draw:layer="layout" svg:x1="15.367cm" svg:y1="9.3cm" svg:x2="15.367cm" svg:y2="9.554cm" draw:start-shape="id16" draw:start-glue-point="2" draw:end-shape="id17" draw:end-glue-point="0" svg:d="M15367 9300v254" svg:viewBox="0 0 1 255">
          <text:p/>
        </draw:connector>
        <draw:connector draw:style-name="gr4" draw:text-style-name="P2" draw:layer="layout" svg:x1="15.367cm" svg:y1="10.824cm" svg:x2="15.367cm" svg:y2="11.332cm" draw:start-shape="id17" draw:start-glue-point="2" draw:end-shape="id18" draw:end-glue-point="0" svg:d="M15367 10824v508" svg:viewBox="0 0 1 509">
          <text:p/>
        </draw:connector>
        <draw:connector draw:style-name="gr4" draw:text-style-name="P2" draw:layer="layout" svg:x1="15.367cm" svg:y1="12.602cm" svg:x2="15.367cm" svg:y2="13.11cm" draw:start-shape="id18" draw:start-glue-point="2" draw:end-shape="id19" draw:end-glue-point="0" svg:d="M15367 12602v508" svg:viewBox="0 0 1 509">
          <text:p/>
        </draw:connector>
        <draw:connector draw:style-name="gr4" draw:text-style-name="P2" draw:layer="layout" svg:x1="15.367cm" svg:y1="14.38cm" svg:x2="15.367cm" svg:y2="14.634cm" draw:start-shape="id19" draw:start-glue-point="2" draw:end-shape="id20" draw:end-glue-point="0" svg:d="M15367 14380v254" svg:viewBox="0 0 1 255">
          <text:p/>
        </draw:connecto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ights can be added</text:p>
          </draw:text-box>
        </draw:frame>
        <draw:custom-shape draw:style-name="gr2" draw:text-style-name="P2" draw:layer="layout" svg:width="1.27cm" svg:height="1.27cm" svg:x="6.832cm" svg:y="8.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6.832cm" svg:y="9.5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6.832cm" svg:y="11.3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6.832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6.832cm" svg:y="14.634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0.4031759172964cm 12.2946631501583cm)" svg:viewBox="0 0 5389 5111" draw:points="0,5111 3368,5111 5389,2713 4642,0">
          <text:p/>
        </draw:polyline>
        <draw:frame presentation:style-name="pr5" draw:text-style-name="P5" draw:layer="layout" svg:width="7.62cm" svg:height="1.27cm" svg:x="-1.016cm" svg:y="7.874cm">
          <draw:text-box>
            <text:list text:style-name="L2">
              <text:list-header>
                <text:p text:style-name="P4">X-ETH Vote</text:p>
              </text:list-header>
            </text:list>
          </draw:text-box>
        </draw:frame>
        <draw:custom-shape draw:style-name="gr2" draw:text-style-name="P2" draw:layer="layout" svg:width="1.27cm" svg:height="1.27cm" svg:x="15.533cm" svg:y="8.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5.533cm" svg:y="9.5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5.533cm" svg:y="11.3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5.533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5.533cm" svg:y="14.634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9.1041759172964cm 12.2946631501583cm)" svg:viewBox="0 0 5389 5111" draw:points="0,5111 3368,5111 5389,2713 4642,0">
          <text:p/>
        </draw:polyline>
        <draw:frame presentation:style-name="pr5" draw:text-style-name="P5" draw:layer="layout" svg:width="7.62cm" svg:height="1.27cm" svg:x="7.619cm" svg:y="7.874cm">
          <draw:text-box>
            <text:list text:style-name="L2">
              <text:list-header>
                <text:p text:style-name="P4">Y-ETH Vote</text:p>
              </text:list-header>
            </text:list>
          </draw:text-box>
        </draw:frame>
        <draw:custom-shape draw:style-name="gr2" draw:text-style-name="P2" xml:id="id21" draw:id="id21" draw:layer="layout" svg:width="1.27cm" svg:height="1.27cm" svg:x="6.833cm" svg:y="8.0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1.27cm" svg:height="1.27cm" svg:x="6.833cm" svg:y="9.5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3" draw:id="id23" draw:layer="layout" svg:width="1.27cm" svg:height="1.27cm" svg:x="6.833cm" svg:y="11.3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27cm" svg:height="1.27cm" svg:x="6.833cm" svg:y="13.1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1.27cm" svg:height="1.27cm" svg:x="6.833cm" svg:y="14.635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0.4041759172964cm 12.2956631501583cm)" svg:viewBox="0 0 5389 5111" draw:points="0,5111 3368,5111 5389,2713 4642,0">
          <text:p/>
        </draw:polyline>
        <draw:frame presentation:style-name="pr5" draw:text-style-name="P5" draw:layer="layout" svg:width="7.62cm" svg:height="1.27cm" svg:x="-1.015cm" svg:y="7.875cm">
          <draw:text-box>
            <text:list text:style-name="L2">
              <text:list-header>
                <text:p text:style-name="P4">X-ETH Vote</text:p>
              </text:list-header>
            </text:list>
          </draw:text-box>
        </draw:frame>
        <draw:custom-shape draw:style-name="gr2" draw:text-style-name="P2" xml:id="id26" draw:id="id26" draw:layer="layout" svg:width="1.27cm" svg:height="1.27cm" svg:x="15.534cm" svg:y="8.0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1.27cm" svg:height="1.27cm" svg:x="15.534cm" svg:y="9.5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1.27cm" svg:height="1.27cm" svg:x="15.534cm" svg:y="11.3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1.27cm" svg:height="1.27cm" svg:x="15.534cm" svg:y="13.1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27cm" svg:height="1.27cm" svg:x="15.534cm" svg:y="14.635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9.1051759172964cm 12.2956631501583cm)" svg:viewBox="0 0 5389 5111" draw:points="0,5111 3368,5111 5389,2713 4642,0">
          <text:p/>
        </draw:polyline>
        <draw:frame presentation:style-name="pr5" draw:text-style-name="P5" draw:layer="layout" svg:width="7.62cm" svg:height="1.27cm" svg:x="7.62cm" svg:y="7.875cm">
          <draw:text-box>
            <text:list text:style-name="L2">
              <text:list-header>
                <text:p text:style-name="P4">Y-ETH Vote</text:p>
              </text:list-header>
            </text:list>
          </draw:text-box>
        </draw:frame>
        <draw:custom-shape draw:style-name="gr2" draw:text-style-name="P2" xml:id="id31" draw:id="id31" draw:layer="layout" svg:width="1.27cm" svg:height="1.27cm" svg:x="26.234cm" svg:y="8.0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27cm" svg:height="1.27cm" svg:x="26.234cm" svg:y="9.55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1.27cm" svg:height="1.27cm" svg:x="26.234cm" svg:y="11.3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27cm" svg:height="1.27cm" svg:x="26.234cm" svg:y="13.1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5" draw:id="id35" draw:layer="layout" svg:width="1.27cm" svg:height="1.27cm" svg:x="26.234cm" svg:y="14.635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29.8051759172964cm 12.2956631501583cm)" svg:viewBox="0 0 5389 5111" draw:points="0,5111 3368,5111 5389,2713 4642,0">
          <text:p/>
        </draw:polyline>
        <draw:frame presentation:style-name="pr5" draw:text-style-name="P5" draw:layer="layout" svg:width="7.62cm" svg:height="1.27cm" svg:x="18.32cm" svg:y="7.875cm">
          <draw:text-box>
            <text:list text:style-name="L2">
              <text:list-header>
                <text:p text:style-name="P4">(X+Y)-ETH Vote</text:p>
              </text:list-header>
            </text:list>
          </draw:text-box>
        </draw:frame>
        <draw:connector draw:style-name="gr4" draw:text-style-name="P2" draw:layer="layout" svg:x1="7.468cm" svg:y1="9.301cm" svg:x2="7.468cm" svg:y2="9.555cm" draw:start-shape="id21" draw:start-glue-point="2" draw:end-shape="id22" draw:end-glue-point="0" svg:d="M7468 9301v254" svg:viewBox="0 0 1 255">
          <text:p/>
        </draw:connector>
        <draw:connector draw:style-name="gr4" draw:text-style-name="P2" draw:layer="layout" svg:x1="7.468cm" svg:y1="10.825cm" svg:x2="7.468cm" svg:y2="11.333cm" draw:start-shape="id22" draw:start-glue-point="2" draw:end-shape="id23" draw:end-glue-point="0" svg:d="M7468 10825v508" svg:viewBox="0 0 1 509">
          <text:p/>
        </draw:connector>
        <draw:connector draw:style-name="gr4" draw:text-style-name="P2" draw:layer="layout" svg:x1="7.468cm" svg:y1="12.603cm" svg:x2="7.468cm" svg:y2="13.111cm" draw:start-shape="id23" draw:start-glue-point="2" draw:end-shape="id24" draw:end-glue-point="0" svg:d="M7468 12603v508" svg:viewBox="0 0 1 509">
          <text:p/>
        </draw:connector>
        <draw:connector draw:style-name="gr4" draw:text-style-name="P2" draw:layer="layout" svg:x1="7.468cm" svg:y1="14.381cm" svg:x2="7.468cm" svg:y2="14.635cm" draw:start-shape="id24" draw:start-glue-point="2" draw:end-shape="id25" draw:end-glue-point="0" svg:d="M7468 14381v254" svg:viewBox="0 0 1 255">
          <text:p/>
        </draw:connector>
        <draw:connector draw:style-name="gr4" draw:text-style-name="P2" draw:layer="layout" svg:x1="16.169cm" svg:y1="9.301cm" svg:x2="16.169cm" svg:y2="9.555cm" draw:start-shape="id26" draw:start-glue-point="2" draw:end-shape="id27" draw:end-glue-point="0" svg:d="M16169 9301v254" svg:viewBox="0 0 1 255">
          <text:p/>
        </draw:connector>
        <draw:connector draw:style-name="gr4" draw:text-style-name="P2" draw:layer="layout" svg:x1="16.169cm" svg:y1="10.825cm" svg:x2="16.169cm" svg:y2="11.333cm" draw:start-shape="id27" draw:start-glue-point="2" draw:end-shape="id28" svg:d="M16169 10825v508" svg:viewBox="0 0 1 509">
          <text:p/>
        </draw:connector>
        <draw:connector draw:style-name="gr4" draw:text-style-name="P2" draw:layer="layout" svg:x1="16.169cm" svg:y1="12.603cm" svg:x2="16.169cm" svg:y2="13.111cm" draw:start-shape="id28" draw:start-glue-point="2" draw:end-shape="id29" draw:end-glue-point="0" svg:d="M16169 12603v508" svg:viewBox="0 0 1 509">
          <text:p/>
        </draw:connector>
        <draw:connector draw:style-name="gr4" draw:text-style-name="P2" draw:layer="layout" svg:x1="16.169cm" svg:y1="14.381cm" svg:x2="16.169cm" svg:y2="14.635cm" draw:start-shape="id29" draw:start-glue-point="2" draw:end-shape="id30" draw:end-glue-point="0" svg:d="M16169 14381v254" svg:viewBox="0 0 1 255">
          <text:p/>
        </draw:connector>
        <draw:connector draw:style-name="gr4" draw:text-style-name="P2" draw:layer="layout" svg:x1="26.869cm" svg:y1="9.301cm" svg:x2="26.869cm" svg:y2="9.555cm" draw:start-shape="id31" draw:start-glue-point="2" draw:end-shape="id32" draw:end-glue-point="0" svg:d="M26869 9301v254" svg:viewBox="0 0 1 255">
          <text:p/>
        </draw:connector>
        <draw:connector draw:style-name="gr4" draw:text-style-name="P2" draw:layer="layout" svg:x1="26.869cm" svg:y1="10.825cm" svg:x2="26.859cm" svg:y2="11.123cm" draw:start-shape="id32" draw:start-glue-point="2" svg:d="M26869 10825v501h-10v-203" svg:viewBox="0 0 11 502">
          <text:p/>
        </draw:connector>
        <draw:connector draw:style-name="gr4" draw:text-style-name="P2" draw:layer="layout" svg:x1="26.869cm" svg:y1="12.603cm" svg:x2="26.869cm" svg:y2="13.111cm" draw:start-shape="id33" draw:start-glue-point="2" draw:end-shape="id34" draw:end-glue-point="0" svg:d="M26869 12603v508" svg:viewBox="0 0 1 509">
          <text:p/>
        </draw:connector>
        <draw:connector draw:style-name="gr4" draw:text-style-name="P2" draw:layer="layout" svg:x1="26.869cm" svg:y1="14.381cm" svg:x2="26.869cm" svg:y2="14.635cm" draw:start-shape="id34" draw:start-glue-point="2" draw:end-shape="id35" draw:end-glue-point="0" svg:d="M26869 14381v254" svg:viewBox="0 0 1 255">
          <text:p/>
        </draw:connecto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tio in the whole deposits</text:p>
          </draw:text-box>
        </draw:frame>
        <draw:custom-shape draw:style-name="gr2" draw:text-style-name="P2" xml:id="id36" draw:id="id36" draw:layer="layout" svg:width="1.27cm" svg:height="1.27cm" svg:x="14.732cm" svg:y="8.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27cm" svg:height="1.27cm" svg:x="14.732cm" svg:y="9.5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1.27cm" svg:height="1.27cm" svg:x="14.732cm" svg:y="11.3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27cm" svg:height="1.27cm" svg:x="14.732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.27cm" svg:height="1.27cm" svg:x="14.732cm" svg:y="14.634cm">
          <text:p/>
          <draw:enhanced-geometry svg:viewBox="0 0 21600 21600" draw:type="rectangle" draw:enhanced-path="M 0 0 L 21600 0 21600 21600 0 21600 0 0 Z N"/>
        </draw:custom-shape>
        <draw:polyline draw:style-name="gr3" draw:text-style-name="P3" draw:layer="layout" svg:width="5.388cm" svg:height="5.11cm" draw:transform="skewX (-0.167377075266256) rotate (-2.54887883961252) translate (18.3031759172964cm 12.2946631501583cm)" svg:viewBox="0 0 5389 5111" draw:points="0,5111 3368,5111 5389,2713 4642,0">
          <text:p/>
        </draw:polyline>
        <draw:frame presentation:style-name="pr5" draw:text-style-name="P7" draw:layer="layout" svg:width="7.62cm" svg:height="1.27cm" svg:x="4.318cm" svg:y="11.176cm">
          <draw:text-box>
            <text:list text:style-name="L2">
              <text:list-item>
                <text:p text:style-name="P4"><text:span text:style-name="T1">2/3 Vote</text:span></text:p>
              </text:list-item>
            </text:list>
          </draw:text-box>
        </draw:frame>
        <draw:connector draw:style-name="gr4" draw:text-style-name="P2" draw:layer="layout" svg:x1="15.367cm" svg:y1="9.3cm" svg:x2="15.367cm" svg:y2="9.554cm" draw:start-shape="id36" draw:start-glue-point="2" draw:end-shape="id37" draw:end-glue-point="0" svg:d="M15367 9300v254" svg:viewBox="0 0 1 255">
          <text:p/>
        </draw:connector>
        <draw:connector draw:style-name="gr4" draw:text-style-name="P2" draw:layer="layout" svg:x1="15.367cm" svg:y1="10.824cm" svg:x2="15.367cm" svg:y2="11.332cm" draw:start-shape="id37" draw:start-glue-point="2" draw:end-shape="id38" draw:end-glue-point="0" svg:d="M15367 10824v508" svg:viewBox="0 0 1 509">
          <text:p/>
        </draw:connector>
        <draw:connector draw:style-name="gr4" draw:text-style-name="P2" draw:layer="layout" svg:x1="15.367cm" svg:y1="12.602cm" svg:x2="15.367cm" svg:y2="13.11cm" draw:start-shape="id38" draw:start-glue-point="2" draw:end-shape="id39" draw:end-glue-point="0" svg:d="M15367 12602v508" svg:viewBox="0 0 1 509">
          <text:p/>
        </draw:connector>
        <draw:connector draw:style-name="gr4" draw:text-style-name="P2" draw:layer="layout" svg:x1="15.367cm" svg:y1="14.38cm" svg:x2="15.367cm" svg:y2="14.634cm" draw:start-shape="id39" draw:start-glue-point="2" draw:end-shape="id40" draw:end-glue-point="0" svg:d="M15367 14380v254" svg:viewBox="0 0 1 255">
          <text:p/>
        </draw:connecto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ustified Blocks</text:p>
          </draw:text-box>
        </draw:frame>
        <draw:custom-shape draw:style-name="gr2" draw:text-style-name="P2" xml:id="id41" draw:id="id41" draw:layer="layout" svg:width="1.27cm" svg:height="1.27cm" svg:x="9.144cm" svg:y="4.34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42" draw:id="id42" draw:layer="layout" svg:width="1.27cm" svg:height="1.27cm" svg:x="9.144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27cm" svg:height="1.27cm" svg:x="9.144cm" svg:y="8.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45" draw:id="id45" draw:layer="layout" svg:width="1.27cm" svg:height="1.27cm" svg:x="9.144cm" svg:y="10.4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46" draw:id="id46" draw:layer="layout" svg:width="1.27cm" svg:height="1.27cm" svg:x="11.43cm" svg:y="8.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47" draw:id="id47" draw:layer="layout" svg:width="1.27cm" svg:height="1.27cm" svg:x="9.144cm" svg:y="11.93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48" draw:id="id48" draw:layer="layout" svg:width="2.286cm" svg:height="1.27cm" svg:x="11.684cm" svg:y="13.97cm">
          <text:p text:style-name="P2">genesis</text:p>
          <draw:enhanced-geometry svg:viewBox="0 0 21600 21600" draw:type="rectangle" draw:enhanced-path="M 0 0 L 21600 0 21600 21600 0 21600 0 0 Z N"/>
        </draw:custom-shape>
        <draw:custom-shape draw:style-name="gr2" draw:text-style-name="P2" xml:id="id50" draw:id="id50" draw:layer="layout" svg:width="1.27cm" svg:height="1.27cm" svg:x="14.732cm" svg:y="11.93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49" draw:id="id49" draw:layer="layout" svg:width="1.27cm" svg:height="1.27cm" svg:x="14.732cm" svg:y="10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3" draw:id="id43" draw:layer="layout" svg:width="1.27cm" svg:height="1.27cm" svg:x="9.144cm" svg:y="7.366cm">
          <text:p/>
          <draw:enhanced-geometry svg:viewBox="0 0 21600 21600" draw:type="rectangle" draw:enhanced-path="M 0 0 L 21600 0 21600 21600 0 21600 0 0 Z N"/>
        </draw:custom-shape>
        <draw:polyline draw:style-name="gr11" draw:text-style-name="P3" draw:layer="layout" svg:width="6.165cm" svg:height="7.45cm" draw:transform="skewX (0.0623082542961975) rotate (-2.80631490428168) translate (11.43cm 14.732cm)" svg:viewBox="0 0 6166 7451" draw:points="1004,7451 4862,7449 6166,2893 0,0">
          <text:p/>
        </draw:polyline>
        <draw:polyline draw:style-name="gr11" draw:text-style-name="P3" draw:layer="layout" svg:width="5.984cm" svg:height="5.637cm" draw:transform="skewX (0.031415926535898) rotate (-2.91435078498013) translate (11.684cm 14.732cm)" svg:viewBox="0 0 5985 5638" draw:points="2012,5638 5391,5638 5985,2668 0,0">
          <text:p/>
        </draw:polyline>
        <draw:polyline draw:style-name="gr12" draw:text-style-name="P3" draw:layer="layout" svg:width="3.338cm" svg:height="4.247cm" draw:transform="rotate (-2.96182374063438) translate (9.64962611890577cm 9.00595253766043cm)" svg:viewBox="0 0 3339 4248" draw:points="0,4248 2840,4248 3339,1499 772,0">
          <text:p/>
        </draw:polyline>
        <draw:connector draw:style-name="gr4" draw:text-style-name="P2" draw:layer="layout" svg:x1="9.779cm" svg:y1="5.613cm" svg:x2="9.779cm" svg:y2="5.842cm" draw:start-shape="id41" draw:start-glue-point="2" draw:end-shape="id42" draw:end-glue-point="0" svg:d="M9779 5613v229" svg:viewBox="0 0 1 230">
          <text:p/>
        </draw:connector>
        <draw:connector draw:style-name="gr4" draw:text-style-name="P2" draw:layer="layout" svg:x1="9.779cm" svg:y1="7.112cm" svg:x2="9.779cm" svg:y2="7.366cm" draw:start-shape="id42" draw:start-glue-point="2" draw:end-shape="id43" draw:end-glue-point="0" svg:d="M9779 7112v254" svg:viewBox="0 0 1 255">
          <text:p/>
        </draw:connector>
        <draw:connector draw:style-name="gr4" draw:text-style-name="P2" draw:layer="layout" svg:x1="9.779cm" svg:y1="8.636cm" svg:x2="9.779cm" svg:y2="8.89cm" draw:start-shape="id43" draw:start-glue-point="2" draw:end-shape="id44" draw:end-glue-point="0" svg:d="M9779 8636v254" svg:viewBox="0 0 1 255">
          <text:p/>
        </draw:connector>
        <draw:connector draw:style-name="gr4" draw:text-style-name="P2" draw:layer="layout" svg:x1="9.779cm" svg:y1="10.16cm" svg:x2="9.779cm" svg:y2="10.414cm" draw:start-shape="id44" draw:start-glue-point="2" draw:end-shape="id45" draw:end-glue-point="0" svg:d="M9779 10160v254" svg:viewBox="0 0 1 255">
          <text:p/>
        </draw:connector>
        <draw:connector draw:style-name="gr4" draw:text-style-name="P2" draw:layer="layout" draw:line-skew="-0.247cm 0cm 0.501cm" svg:x1="12.065cm" svg:y1="10.16cm" svg:x2="9.779cm" svg:y2="10.414cm" draw:start-shape="id46" draw:start-glue-point="2" draw:end-shape="id45" draw:end-glue-point="0" svg:d="M12065 10160v254h-1143-1143" svg:viewBox="0 0 2287 255">
          <text:p/>
        </draw:connector>
        <draw:connector draw:style-name="gr4" draw:text-style-name="P2" draw:layer="layout" svg:x1="9.779cm" svg:y1="11.684cm" svg:x2="9.779cm" svg:y2="11.938cm" draw:start-shape="id45" draw:start-glue-point="2" draw:end-shape="id47" draw:end-glue-point="0" svg:d="M9779 11684v254" svg:viewBox="0 0 1 255">
          <text:p/>
        </draw:connector>
        <draw:connector draw:style-name="gr4" draw:text-style-name="P2" draw:layer="layout" draw:line-skew="0cm 0cm 0.247cm" svg:x1="9.779cm" svg:y1="13.208cm" svg:x2="12.827cm" svg:y2="13.97cm" draw:start-shape="id47" draw:start-glue-point="2" draw:end-shape="id48" draw:end-glue-point="0" svg:d="M9779 13208v501h1270v7h1778v254" svg:viewBox="0 0 3049 763">
          <text:p/>
        </draw:connector>
        <draw:connector draw:style-name="gr4" draw:text-style-name="P2" draw:layer="layout" svg:x1="15.367cm" svg:y1="11.684cm" svg:x2="15.367cm" svg:y2="11.938cm" draw:start-shape="id49" draw:start-glue-point="2" draw:end-shape="id50" draw:end-glue-point="0" svg:d="M15367 11684v254" svg:viewBox="0 0 1 255">
          <text:p/>
        </draw:connector>
        <draw:connector draw:style-name="gr4" draw:text-style-name="P2" draw:layer="layout" draw:line-skew="0cm -1.263cm 2.279cm" svg:x1="15.367cm" svg:y1="13.208cm" svg:x2="12.827cm" svg:y2="13.97cm" draw:start-shape="id50" draw:start-glue-point="2" draw:end-shape="id48" draw:end-glue-point="0" svg:d="M15367 13208v501h-127v7h-2413v254" svg:viewBox="0 0 2541 763">
          <text:p/>
        </draw:connector>
        <draw:frame presentation:style-name="pr5" draw:text-style-name="P5" draw:layer="layout" svg:width="4.568cm" svg:height="0.747cm" svg:x="4.576cm" svg:y="11.445cm">
          <draw:text-box>
            <text:list text:style-name="L2">
              <text:list-header>
                <text:p text:style-name="P4"><text:span text:style-name="T1"><text:s/>≥ </text:span><text:span text:style-name="T1">2/3 Vote</text:span></text:p>
              </text:list-header>
            </text:list>
          </draw:text-box>
        </draw:frame>
        <draw:frame presentation:style-name="pr5" draw:text-style-name="P5" draw:layer="layout" svg:width="5.838cm" svg:height="1.509cm" svg:x="0.508cm" svg:y="5.349cm">
          <draw:text-box>
            <text:list text:style-name="L2">
              <text:list-header>
                <text:p text:style-name="P4"><text:span text:style-name="T1"><text:s/>≥ </text:span><text:span text:style-name="T1">2/3 Vote</text:span></text:p>
              </text:list-header>
            </text:list>
          </draw:text-box>
        </draw:frame>
        <draw:frame presentation:style-name="pr5" draw:text-style-name="P5" draw:layer="layout" svg:width="4.568cm" svg:height="0.747cm" svg:x="0.512cm" svg:y="11.445cm">
          <draw:text-box>
            <text:list text:style-name="L2">
              <text:list-header>
                <text:p text:style-name="P4"><text:span text:style-name="T1"><text:s/>≥ </text:span><text:span text:style-name="T1">2/3 Vote</text:span></text:p>
              </text:list-header>
            </text:list>
          </draw:text-box>
        </draw:frame>
        <draw:frame presentation:style-name="pr5" draw:text-style-name="P5" draw:layer="layout" svg:width="4.568cm" svg:height="0.747cm" svg:x="18.292cm" svg:y="13.462cm">
          <draw:text-box>
            <text:list text:style-name="L2">
              <text:list-header>
                <text:p text:style-name="P4"><text:span text:style-name="T1"><text:s/>≥ </text:span><text:span text:style-name="T1">2/3 Vote</text:span></text:p>
              </text:list-header>
            </text:list>
          </draw:text-box>
        </draw:frame>
        <draw:polyline draw:style-name="gr13" draw:text-style-name="P3" draw:layer="layout" svg:width="3.066cm" svg:height="2.953cm" draw:transform="rotate (-0.463733982254893) translate (15.2911247011569cm 12.0903210483418cm)" svg:viewBox="0 0 3067 2954" draw:points="795,0 2499,0 3067,1136 0,2954">
          <text:p/>
        </draw:polyline>
        <draw:custom-shape draw:style-name="gr2" draw:text-style-name="P2" draw:layer="layout" svg:width="1.27cm" svg:height="1.27cm" svg:x="19.558cm" svg:y="1.77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4.568cm" svg:height="0.747cm" svg:x="18.292cm" svg:y="13.463cm">
          <draw:text-box>
            <text:list text:style-name="L2">
              <text:list-header>
                <text:p text:style-name="P4"><text:span text:style-name="T1"><text:s/>≥ </text:span><text:span text:style-name="T1">2/3 Vot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nalized Blocks</text:p>
          </draw:text-box>
        </draw:frame>
        <draw:custom-shape draw:style-name="gr2" draw:text-style-name="P2" xml:id="id52" draw:id="id52" draw:layer="layout" svg:width="1.27cm" svg:height="1.27cm" svg:x="14.732cm" svg:y="11.93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51" draw:id="id51" draw:layer="layout" svg:width="1.27cm" svg:height="1.27cm" svg:x="14.732cm" svg:y="10.414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5.367cm" svg:y1="11.684cm" svg:x2="15.367cm" svg:y2="11.938cm" draw:start-shape="id51" draw:start-glue-point="2" draw:end-shape="id52" draw:end-glue-point="0" svg:d="M15367 11684v254" svg:viewBox="0 0 1 255">
          <text:p/>
        </draw:connector>
        <draw:frame presentation:style-name="pr5" draw:text-style-name="P5" draw:layer="layout" svg:width="4.568cm" svg:height="0.747cm" svg:x="16.946cm" svg:y="11.437cm">
          <draw:text-box>
            <text:list text:style-name="L2">
              <text:list-header>
                <text:p text:style-name="P4"><text:span text:style-name="T1"><text:s/>≥ </text:span><text:span text:style-name="T1">2/3 Vote</text:span></text:p>
              </text:list-header>
            </text:list>
          </draw:text-box>
        </draw:frame>
        <draw:frame presentation:style-name="pr5" draw:text-style-name="P5" draw:layer="layout" svg:width="4.568cm" svg:height="0.747cm" svg:x="11.18cm" svg:y="12.207cm">
          <draw:text-box>
            <text:list text:style-name="L2">
              <text:list-header>
                <text:p text:style-name="P4"><text:span text:style-name="T1">justified</text:span></text:p>
              </text:list-header>
            </text:list>
          </draw:text-box>
        </draw:frame>
        <draw:polyline draw:style-name="gr6" draw:text-style-name="P3" draw:layer="layout" svg:width="1.543cm" svg:height="1.742cm" draw:transform="rotate (-0.197396738400559) translate (16.0020002993536cm 10.921998503241cm)" svg:viewBox="0 0 1544 1743" draw:points="0,0 1295,0 1544,1245 349,1743">
          <text:p/>
        </draw:poly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afe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f finalized blocks fork, we can find 1/3 slash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8.382cm">
          <text:p/>
        </draw:line>
        <draw:frame draw:style-name="gr17" draw:text-style-name="P10" draw:layer="layout" svg:width="3.556cm" svg:height="4.572cm" svg:x="11.43cm" svg:y="7.366cm">
          <draw:text-box>
            <text:p text:style-name="P9"><text:span text:style-name="T2">×</text:span></text:p>
          </draw:text-box>
        </draw:frame>
        <draw:frame draw:style-name="gr18" draw:text-style-name="P12" draw:layer="layout" svg:width="12.954cm" svg:height="2.998cm" svg:x="1.016cm" svg:y="0.508cm">
          <draw:text-box>
            <text:p text:style-name="P11"><text:span text:style-name="T3">Assumption</text:span></text:p>
          </draw:text-box>
        </draw:frame>
        <draw:frame draw:style-name="gr18" draw:text-style-name="P12" draw:layer="layout" svg:width="5.842cm" svg:height="2.998cm" svg:x="1.016cm" svg:y="17.322cm">
          <draw:text-box>
            <text:p text:style-name="P11"><text:span text:style-name="T3">Goal</text:span></text:p>
          </draw:text-box>
        </draw:frame>
        <draw:frame draw:style-name="gr19" draw:text-style-name="P14" draw:layer="layout" svg:width="19.05cm" svg:height="3.002cm" svg:x="7.62cm" svg:y="17.318cm">
          <draw:text-box>
            <text:p text:style-name="P13"><text:span text:style-name="T4">1/3 validators slashed</text:span></text:p>
          </draw:text-box>
        </draw:frame>
        <draw:frame draw:style-name="gr20" draw:text-style-name="P16" draw:layer="layout" svg:width="24.638cm" svg:height="2.54cm" svg:x="1.016cm" svg:y="10.922cm">
          <draw:text-box>
            <text:p text:style-name="P15"><text:span text:style-name="T5">Not on the same chain</text:span></text:p>
          </draw:text-box>
        </draw:frame>
        <draw:frame draw:style-name="gr21" draw:text-style-name="P18" draw:layer="layout" svg:width="10.922cm" svg:height="2.224cm" svg:x="0cm" svg:y="5.396cm">
          <draw:text-box>
            <text:p text:style-name="P17"><text:span text:style-name="T6">Finalized</text:span></text:p>
          </draw:text-box>
        </draw:frame>
        <draw:frame draw:style-name="gr22" draw:text-style-name="P20" draw:layer="layout" svg:width="12.192cm" svg:height="2.681cm" svg:x="15.748cm" svg:y="5.447cm">
          <draw:text-box>
            <text:p text:style-name="P19"><text:span text:style-name="T6">Finaliz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2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OLD PROTOCOL BELOW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ssa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epare(123, 0x348...32889, 89)<text:line-break/>means<text:line-break/>“I think, at height 123, 0x348...32889 is the chain.”<text:line-break/>“By the way, 2/3 says they think so at height 89”<text:line-break/></text:p>
              </text:list-item>
              <text:list-item>
                <text:p>Commit(123, 0x324...32889)<text:line-break/>means<text:line-break/>“I bet so because 2/3 says they think so.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reaucrac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Casper contract performs bureaucratic checks.</text:p>
              </text:list-item>
              <text:list-item>
                <text:p>[i] Casper contract ignores a commit message of a hash that is not prepared yet.</text:p>
              </text:list-item>
              <text:list-item>
                <text:p>[ii] Casper contract ignores a prepare message whose view src is not -1 but has no supporting preparation in the view src."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andm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en you break either, you’ll lose your deposit.</text:p>
              </text:list-item>
              <text:list-item>
                <text:p>A validator shalt not publish two or more nonidentical Prepares for same epoch.</text:p>
              </text:list-item>
              <text:list-item>
                <text:p>A validator shalt not publish a Commit between the epochs of a Prepare statem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8.382cm">
          <text:p/>
        </draw:line>
        <draw:frame draw:style-name="gr17" draw:text-style-name="P10" draw:layer="layout" svg:width="3.556cm" svg:height="4.572cm" svg:x="11.43cm" svg:y="7.366cm">
          <draw:text-box>
            <text:p text:style-name="P22"><text:span text:style-name="T2">×</text:span></text:p>
          </draw:text-box>
        </draw:frame>
        <draw:frame draw:style-name="gr18" draw:text-style-name="P12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2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4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20" draw:text-style-name="P16" draw:layer="layout" svg:width="24.638cm" svg:height="2.54cm" svg:x="1.016cm" svg:y="10.922cm">
          <draw:text-box>
            <text:p text:style-name="P22"><text:span text:style-name="T5">Not on the same chain</text:span></text:p>
          </draw:text-box>
        </draw:frame>
        <draw:frame draw:style-name="gr23" draw:text-style-name="P24" draw:layer="layout" svg:width="10.922cm" svg:height="3.079cm" svg:x="0cm" svg:y="4.064cm">
          <draw:text-box>
            <text:p text:style-name="P23"><text:span text:style-name="T8">2/3 </text:span><text:span text:style-name="T8"><text:a xlink:href="mailto:commit@v1" xlink:type="simple">commit@v1</text:a></text:span></text:p>
            <text:p text:style-name="P23"><text:span text:style-name="T8">2/3 prepare@v1</text:span></text:p>
          </draw:text-box>
        </draw:frame>
        <draw:frame draw:style-name="gr23" draw:text-style-name="P26" draw:layer="layout" svg:width="12.192cm" svg:height="3.079cm" svg:x="16.002cm" svg:y="4.033cm">
          <draw:text-box>
            <text:p text:style-name="P25"><text:span text:style-name="T8">2/3 </text:span><text:span text:style-name="T8"><text:a xlink:href="mailto:commit@v2" xlink:type="simple">commit@v2</text:a></text:span></text:p>
            <text:p text:style-name="P25"><text:span text:style-name="T8">2/3 prepare@v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8.382cm">
          <text:p/>
        </draw:line>
        <draw:frame draw:style-name="gr17" draw:text-style-name="P27" draw:layer="layout" svg:width="3.556cm" svg:height="4.572cm" svg:x="11.43cm" svg:y="7.366cm">
          <draw:text-box>
            <text:p text:style-name="P22"><text:span text:style-name="T9">×</text:span></text:p>
          </draw:text-box>
        </draw:frame>
        <draw:frame draw:style-name="gr18" draw:text-style-name="P12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2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4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24" draw:text-style-name="P28" draw:layer="layout" svg:width="24.638cm" svg:height="1.665cm" svg:x="1.016cm" svg:y="10.922cm">
          <draw:text-box>
            <text:p text:style-name="P22"><text:span text:style-name="T8">Not on the same chain</text:span></text:p>
          </draw:text-box>
        </draw:frame>
        <draw:frame draw:style-name="gr23" draw:text-style-name="P24" draw:layer="layout" svg:width="10.922cm" svg:height="3.079cm" svg:x="0cm" svg:y="4.064cm">
          <draw:text-box>
            <text:p text:style-name="P23"><text:span text:style-name="T8">2/3 </text:span><text:span text:style-name="T8"><text:a xlink:href="mailto:commit@v1" xlink:type="simple">commit@v1</text:a></text:span></text:p>
            <text:p text:style-name="P23"><text:span text:style-name="T8">2/3 prepare@v1</text:span></text:p>
          </draw:text-box>
        </draw:frame>
        <draw:frame draw:style-name="gr23" draw:text-style-name="P26" draw:layer="layout" svg:width="12.192cm" svg:height="3.079cm" svg:x="16.002cm" svg:y="4.033cm">
          <draw:text-box>
            <text:p text:style-name="P25"><text:span text:style-name="T8">2/3 </text:span><text:span text:style-name="T8"><text:a xlink:href="mailto:commit@v2" xlink:type="simple">commit@v2</text:a></text:span></text:p>
            <text:p text:style-name="P25"><text:span text:style-name="T8">2/3 prepare@v2</text:span></text:p>
          </draw:text-box>
        </draw:frame>
        <draw:frame draw:style-name="gr24" draw:text-style-name="P29" draw:layer="layout" svg:width="24.638cm" svg:height="1.665cm" svg:x="1.016cm" svg:y="12.954cm">
          <draw:text-box>
            <text:p text:style-name="P22"><text:span text:style-name="T10">v1 ≤ v2 <text:s/>or <text:s/>v1 ≥ v2 (or both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8.382cm">
          <text:p/>
        </draw:line>
        <draw:frame draw:style-name="gr17" draw:text-style-name="P27" draw:layer="layout" svg:width="3.556cm" svg:height="4.572cm" svg:x="11.43cm" svg:y="7.366cm">
          <draw:text-box>
            <text:p text:style-name="P22"><text:span text:style-name="T9">×</text:span></text:p>
          </draw:text-box>
        </draw:frame>
        <draw:frame draw:style-name="gr18" draw:text-style-name="P12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2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4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24" draw:text-style-name="P28" draw:layer="layout" svg:width="24.638cm" svg:height="1.665cm" svg:x="1.016cm" svg:y="10.922cm">
          <draw:text-box>
            <text:p text:style-name="P22"><text:span text:style-name="T8">Not on the same chain</text:span></text:p>
          </draw:text-box>
        </draw:frame>
        <draw:frame draw:style-name="gr23" draw:text-style-name="P24" draw:layer="layout" svg:width="10.922cm" svg:height="3.079cm" svg:x="0cm" svg:y="4.064cm">
          <draw:text-box>
            <text:p text:style-name="P23"><text:span text:style-name="T8">2/3 </text:span><text:span text:style-name="T8"><text:a xlink:href="mailto:commit@v1" xlink:type="simple">commit@v1</text:a></text:span></text:p>
            <text:p text:style-name="P23"><text:span text:style-name="T8">2/3 prepare@v1</text:span></text:p>
          </draw:text-box>
        </draw:frame>
        <draw:frame draw:style-name="gr23" draw:text-style-name="P26" draw:layer="layout" svg:width="12.192cm" svg:height="3.079cm" svg:x="16.002cm" svg:y="4.033cm">
          <draw:text-box>
            <text:p text:style-name="P25"><text:span text:style-name="T8">2/3 </text:span><text:span text:style-name="T8"><text:a xlink:href="mailto:commit@v2" xlink:type="simple">commit@v2</text:a></text:span></text:p>
            <text:p text:style-name="P25"><text:span text:style-name="T8">2/3 prepare@v2</text:span></text:p>
          </draw:text-box>
        </draw:frame>
        <draw:frame draw:style-name="gr24" draw:text-style-name="P29" draw:layer="layout" svg:width="24.638cm" svg:height="1.665cm" svg:x="1.016cm" svg:y="12.954cm">
          <draw:text-box>
            <text:p text:style-name="P22"><text:span text:style-name="T10">v1 ≥ v2 <text:s/></text:span><text:span text:style-name="T11">or <text:s/>v1 ≥ v2 (or both)</text:span></text:p>
          </draw:text-box>
        </draw:frame>
        <draw:custom-shape draw:style-name="gr25" draw:text-style-name="P2" draw:layer="layout" svg:width="10.414cm" svg:height="3.048cm" svg:x="14.986cm" svg:y="12.446cm">
          <text:p text:style-name="P2">Without loss of generality</text:p>
          <draw:enhanced-geometry svg:viewBox="0 0 21600 21600" draw:text-areas="800 800 20800 20800" draw:type="round-rectangular-callout" draw:modifiers="-10574.9783965434 8756.18235487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8.382cm">
          <text:p/>
        </draw:line>
        <draw:frame draw:style-name="gr17" draw:text-style-name="P27" draw:layer="layout" svg:width="3.556cm" svg:height="4.572cm" svg:x="11.43cm" svg:y="7.366cm">
          <draw:text-box>
            <text:p text:style-name="P22"><text:span text:style-name="T9">×</text:span></text:p>
          </draw:text-box>
        </draw:frame>
        <draw:frame draw:style-name="gr18" draw:text-style-name="P12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2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4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24" draw:text-style-name="P28" draw:layer="layout" svg:width="24.638cm" svg:height="1.665cm" svg:x="1.016cm" svg:y="11.035cm">
          <draw:text-box>
            <text:p text:style-name="P22"><text:span text:style-name="T8">Not on the same chain</text:span></text:p>
          </draw:text-box>
        </draw:frame>
        <draw:frame draw:style-name="gr26" draw:text-style-name="P24" draw:layer="layout" svg:width="14.478cm" svg:height="4.493cm" svg:x="0cm" svg:y="4.064cm">
          <draw:text-box>
            <text:p text:style-name="P23"><text:span text:style-name="T12">2/3 </text:span><text:span text:style-name="T12"><text:a xlink:href="mailto:commit@v1" xlink:type="simple">commit@v1</text:a></text:span></text:p>
            <text:p text:style-name="P23"><text:span text:style-name="T8">2/3 </text:span><text:span text:style-name="T8"><text:a xlink:href="mailto:prepare@v1" xlink:type="simple">prepare@v1</text:a></text:span><text:span text:style-name="T8">=v2 + n</text:span></text:p>
          </draw:text-box>
        </draw:frame>
        <draw:frame draw:style-name="gr23" draw:text-style-name="P26" draw:layer="layout" svg:width="12.192cm" svg:height="3.079cm" svg:x="16.002cm" svg:y="4.033cm">
          <draw:text-box>
            <text:p text:style-name="P25"><text:span text:style-name="T8">2/3 </text:span><text:span text:style-name="T8"><text:a xlink:href="mailto:commit@v2" xlink:type="simple">commit@v2</text:a></text:span></text:p>
            <text:p text:style-name="P25"><text:span text:style-name="T8">2/3 prepare@v2</text:span></text:p>
          </draw:text-box>
        </draw:frame>
        <draw:frame draw:style-name="gr24" draw:text-style-name="P28" draw:layer="layout" svg:width="24.638cm" svg:height="1.665cm" svg:x="1.016cm" svg:y="12.954cm">
          <draw:text-box>
            <text:p text:style-name="P22"><text:span text:style-name="T8">v1 ≥ v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8.382cm">
          <text:p/>
        </draw:line>
        <draw:frame draw:style-name="gr17" draw:text-style-name="P27" draw:layer="layout" svg:width="3.556cm" svg:height="4.572cm" svg:x="11.43cm" svg:y="7.366cm">
          <draw:text-box>
            <text:p text:style-name="P22"><text:span text:style-name="T9">×</text:span></text:p>
          </draw:text-box>
        </draw:frame>
        <draw:frame draw:style-name="gr18" draw:text-style-name="P12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2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4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24" draw:text-style-name="P28" draw:layer="layout" svg:width="24.638cm" svg:height="1.665cm" svg:x="1.016cm" svg:y="11.035cm">
          <draw:text-box>
            <text:p text:style-name="P22"><text:span text:style-name="T8">Not on the same chain</text:span></text:p>
          </draw:text-box>
        </draw:frame>
        <draw:frame draw:style-name="gr26" draw:text-style-name="P24" draw:layer="layout" svg:width="14.478cm" svg:height="4.493cm" svg:x="0cm" svg:y="5.667cm">
          <draw:text-box>
            <text:p text:style-name="P23"><text:span text:style-name="T8">2/3 prepare@v2 + n</text:span></text:p>
          </draw:text-box>
        </draw:frame>
        <draw:frame draw:style-name="gr23" draw:text-style-name="P26" draw:layer="layout" svg:width="12.192cm" svg:height="3.079cm" svg:x="16.002cm" svg:y="4.033cm">
          <draw:text-box>
            <text:p text:style-name="P25"><text:span text:style-name="T8">2/3 </text:span><text:span text:style-name="T8"><text:a xlink:href="mailto:commit@v2" xlink:type="simple">commit@v2</text:a></text:span></text:p>
            <text:p text:style-name="P25"><text:span text:style-name="T8">2/3 prepare@v2</text:span></text:p>
          </draw:text-box>
        </draw:frame>
        <draw:frame draw:style-name="gr24" draw:text-style-name="P28" draw:layer="layout" svg:width="24.638cm" svg:height="1.665cm" svg:x="1.016cm" svg:y="12.954cm">
          <draw:text-box>
            <text:p text:style-name="P22"><text:span text:style-name="T8">n ≥ 0</text:span></text:p>
          </draw:text-box>
        </draw:frame>
        <draw:custom-shape draw:style-name="gr25" draw:text-style-name="P2" draw:layer="layout" svg:width="10.414cm" svg:height="3.048cm" svg:x="20.066cm" svg:y="12.446cm">
          <text:p text:style-name="P2">Mathematical induction!</text:p>
          <draw:enhanced-geometry svg:viewBox="0 0 21600 21600" draw:text-areas="800 800 20800 20800" draw:type="round-rectangular-callout" draw:modifiers="-10574.9783965434 8756.18235487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8.382cm">
          <text:p/>
        </draw:line>
        <draw:frame draw:style-name="gr17" draw:text-style-name="P27" draw:layer="layout" svg:width="3.556cm" svg:height="4.572cm" svg:x="11.43cm" svg:y="7.366cm">
          <draw:text-box>
            <text:p text:style-name="P22"><text:span text:style-name="T9">×</text:span></text:p>
          </draw:text-box>
        </draw:frame>
        <draw:frame draw:style-name="gr18" draw:text-style-name="P12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2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4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24" draw:text-style-name="P28" draw:layer="layout" svg:width="24.638cm" svg:height="1.665cm" svg:x="1.016cm" svg:y="11.035cm">
          <draw:text-box>
            <text:p text:style-name="P22"><text:span text:style-name="T8">Not on the same chain</text:span></text:p>
          </draw:text-box>
        </draw:frame>
        <draw:frame draw:style-name="gr26" draw:text-style-name="P24" draw:layer="layout" svg:width="14.478cm" svg:height="4.493cm" svg:x="0cm" svg:y="5.667cm">
          <draw:text-box>
            <text:p text:style-name="P23"><text:span text:style-name="T8">2/3 prepare@v2 + n</text:span></text:p>
          </draw:text-box>
        </draw:frame>
        <draw:frame draw:style-name="gr23" draw:text-style-name="P26" draw:layer="layout" svg:width="12.192cm" svg:height="3.079cm" svg:x="16.002cm" svg:y="4.033cm">
          <draw:text-box>
            <text:p text:style-name="P25"><text:span text:style-name="T8">2/3 </text:span><text:span text:style-name="T8"><text:a xlink:href="mailto:commit@v2" xlink:type="simple">commit@v2</text:a></text:span></text:p>
            <text:p text:style-name="P25"><text:span text:style-name="T8">2/3 prepare@v2</text:span></text:p>
          </draw:text-box>
        </draw:frame>
        <draw:frame draw:style-name="gr24" draw:text-style-name="P28" draw:layer="layout" svg:width="24.638cm" svg:height="1.665cm" svg:x="1.016cm" svg:y="12.954cm">
          <draw:text-box>
            <text:p text:style-name="P22"><text:span text:style-name="T8">n ≥ 0</text:span></text:p>
          </draw:text-box>
        </draw:frame>
        <draw:custom-shape draw:style-name="gr25" draw:text-style-name="P2" draw:layer="layout" svg:width="10.414cm" svg:height="3.048cm" svg:x="20.066cm" svg:y="12.446cm">
          <text:p text:style-name="P2">Case n = 0</text:p>
          <draw:enhanced-geometry svg:viewBox="0 0 21600 21600" draw:text-areas="800 800 20800 20800" draw:type="round-rectangular-callout" draw:modifiers="-10574.9783965434 8756.18235487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8.382cm">
          <text:p/>
        </draw:line>
        <draw:frame draw:style-name="gr17" draw:text-style-name="P27" draw:layer="layout" svg:width="3.556cm" svg:height="4.572cm" svg:x="11.43cm" svg:y="7.366cm">
          <draw:text-box>
            <text:p text:style-name="P22"><text:span text:style-name="T9">×</text:span></text:p>
          </draw:text-box>
        </draw:frame>
        <draw:frame draw:style-name="gr18" draw:text-style-name="P12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2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4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24" draw:text-style-name="P28" draw:layer="layout" svg:width="24.638cm" svg:height="1.665cm" svg:x="1.016cm" svg:y="11.035cm">
          <draw:text-box>
            <text:p text:style-name="P22"><text:span text:style-name="T8">Not on the same chain</text:span></text:p>
          </draw:text-box>
        </draw:frame>
        <draw:frame draw:style-name="gr26" draw:text-style-name="P24" draw:layer="layout" svg:width="14.478cm" svg:height="4.493cm" svg:x="0cm" svg:y="5.667cm">
          <draw:text-box>
            <text:p text:style-name="P23"><text:span text:style-name="T8">2/3 prepare@v2 + n</text:span></text:p>
          </draw:text-box>
        </draw:frame>
        <draw:frame draw:style-name="gr23" draw:text-style-name="P26" draw:layer="layout" svg:width="12.192cm" svg:height="3.079cm" svg:x="16.002cm" svg:y="4.033cm">
          <draw:text-box>
            <text:p text:style-name="P25"><text:span text:style-name="T8">2/3 </text:span><text:span text:style-name="T8"><text:a xlink:href="mailto:commit@v2" xlink:type="simple">commit@v2</text:a></text:span></text:p>
            <text:p text:style-name="P25"><text:span text:style-name="T8">2/3 prepare@v2</text:span></text:p>
          </draw:text-box>
        </draw:frame>
        <draw:frame draw:style-name="gr24" draw:text-style-name="P28" draw:layer="layout" svg:width="24.638cm" svg:height="1.665cm" svg:x="1.016cm" svg:y="12.954cm">
          <draw:text-box>
            <text:p text:style-name="P22"><text:span text:style-name="T8">n ≥ 0</text:span></text:p>
          </draw:text-box>
        </draw:frame>
        <draw:custom-shape draw:style-name="gr25" draw:text-style-name="P2" draw:layer="layout" svg:width="10.414cm" svg:height="3.048cm" svg:x="20.066cm" svg:y="12.446cm">
          <text:p text:style-name="P2">Case n = 0</text:p>
          <draw:enhanced-geometry svg:viewBox="0 0 21600 21600" draw:text-areas="800 800 20800 20800" draw:type="round-rectangular-callout" draw:modifiers="-10574.9783965434 8756.18235487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8.382cm">
          <text:p/>
        </draw:line>
        <draw:frame draw:style-name="gr17" draw:text-style-name="P27" draw:layer="layout" svg:width="3.556cm" svg:height="4.572cm" svg:x="11.43cm" svg:y="7.366cm">
          <draw:text-box>
            <text:p text:style-name="P22"><text:span text:style-name="T9">×</text:span></text:p>
          </draw:text-box>
        </draw:frame>
        <draw:frame draw:style-name="gr18" draw:text-style-name="P12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2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4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24" draw:text-style-name="P28" draw:layer="layout" svg:width="24.638cm" svg:height="1.665cm" svg:x="1.016cm" svg:y="11.035cm">
          <draw:text-box>
            <text:p text:style-name="P22"><text:span text:style-name="T8">Not on the same chain</text:span></text:p>
          </draw:text-box>
        </draw:frame>
        <draw:frame draw:style-name="gr26" draw:text-style-name="P24" draw:layer="layout" svg:width="14.478cm" svg:height="4.493cm" svg:x="0cm" svg:y="5.667cm">
          <draw:text-box>
            <text:p text:style-name="P23"><text:span text:style-name="T8">2/3 prepare@v2</text:span></text:p>
          </draw:text-box>
        </draw:frame>
        <draw:frame draw:style-name="gr23" draw:text-style-name="P26" draw:layer="layout" svg:width="12.192cm" svg:height="3.079cm" svg:x="16.002cm" svg:y="4.033cm">
          <draw:text-box>
            <text:p text:style-name="P25"><text:span text:style-name="T8">2/3 </text:span><text:span text:style-name="T8"><text:a xlink:href="mailto:commit@v2" xlink:type="simple">commit@v2</text:a></text:span></text:p>
            <text:p text:style-name="P25"><text:span text:style-name="T8">2/3 prepare@v2</text:span></text:p>
          </draw:text-box>
        </draw:frame>
        <draw:frame presentation:style-name="pr6" draw:text-style-name="P6" draw:layer="layout" svg:width="28.029cm" svg:height="2.766cm" svg:x="-0.029cm" svg:y="13.744cm">
          <draw:text-box>
            <text:list text:style-name="L2">
              <text:list-item>
                <text:p>A validator shalt not publish two or more nonidentical Prepares for same epoch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8.382cm">
          <text:p/>
        </draw:line>
        <draw:frame draw:style-name="gr17" draw:text-style-name="P27" draw:layer="layout" svg:width="3.556cm" svg:height="4.572cm" svg:x="11.43cm" svg:y="7.366cm">
          <draw:text-box>
            <text:p text:style-name="P22"><text:span text:style-name="T9">×</text:span></text:p>
          </draw:text-box>
        </draw:frame>
        <draw:frame draw:style-name="gr18" draw:text-style-name="P12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2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4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24" draw:text-style-name="P28" draw:layer="layout" svg:width="24.638cm" svg:height="1.665cm" svg:x="1.016cm" svg:y="11.035cm">
          <draw:text-box>
            <text:p text:style-name="P22"><text:span text:style-name="T8">Not on the same chain</text:span></text:p>
          </draw:text-box>
        </draw:frame>
        <draw:frame draw:style-name="gr26" draw:text-style-name="P24" draw:layer="layout" svg:width="14.478cm" svg:height="4.493cm" svg:x="0cm" svg:y="5.667cm">
          <draw:text-box>
            <text:p text:style-name="P23"><text:span text:style-name="T8">2/3 prepare@v2 + n</text:span></text:p>
          </draw:text-box>
        </draw:frame>
        <draw:frame draw:style-name="gr23" draw:text-style-name="P26" draw:layer="layout" svg:width="12.192cm" svg:height="3.079cm" svg:x="16.002cm" svg:y="4.033cm">
          <draw:text-box>
            <text:p text:style-name="P25"><text:span text:style-name="T8">2/3 </text:span><text:span text:style-name="T8"><text:a xlink:href="mailto:commit@v2" xlink:type="simple">commit@v2</text:a></text:span></text:p>
            <text:p text:style-name="P25"><text:span text:style-name="T8">2/3 prepare@v2’</text:span></text:p>
          </draw:text-box>
        </draw:frame>
        <draw:frame draw:style-name="gr24" draw:text-style-name="P28" draw:layer="layout" svg:width="24.638cm" svg:height="1.665cm" svg:x="1.016cm" svg:y="12.954cm">
          <draw:text-box>
            <text:p text:style-name="P22"><text:span text:style-name="T8">n ≥ 0</text:span></text:p>
          </draw:text-box>
        </draw:frame>
        <draw:custom-shape draw:style-name="gr25" draw:text-style-name="P30" draw:layer="layout" svg:width="10.414cm" svg:height="3.048cm" svg:x="20.066cm" svg:y="12.446cm">
          <text:p text:style-name="P2"><text:span text:style-name="T13">Case n = n’+1</text:span><text:span text:style-name="T13"><text:line-break/></text:span><text:span text:style-name="T13">assuming the Case n’</text:span></text:p>
          <draw:enhanced-geometry svg:viewBox="0 0 21600 21600" draw:text-areas="800 800 20800 20800" draw:type="round-rectangular-callout" draw:modifiers="-10574.9783965434 8756.18235487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9.144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10.16cm">
          <text:p/>
        </draw:line>
        <draw:frame draw:style-name="gr17" draw:text-style-name="P27" draw:layer="layout" svg:width="3.556cm" svg:height="4.572cm" svg:x="11.43cm" svg:y="7.366cm">
          <draw:text-box>
            <text:p text:style-name="P22"><text:span text:style-name="T9">×</text:span></text:p>
          </draw:text-box>
        </draw:frame>
        <draw:frame draw:style-name="gr18" draw:text-style-name="P12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2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4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24" draw:text-style-name="P28" draw:layer="layout" svg:width="24.638cm" svg:height="1.665cm" svg:x="-3.048cm" svg:y="10.668cm">
          <draw:text-box>
            <text:p text:style-name="P22"><text:span text:style-name="T8">Not on the same chain</text:span></text:p>
          </draw:text-box>
        </draw:frame>
        <draw:frame draw:style-name="gr26" draw:text-style-name="P24" draw:layer="layout" svg:width="14.478cm" svg:height="4.493cm" svg:x="0cm" svg:y="5.667cm">
          <draw:text-box>
            <text:p text:style-name="P23"><text:span text:style-name="T8">2/3 prepare@v2 + n</text:span></text:p>
          </draw:text-box>
        </draw:frame>
        <draw:frame draw:style-name="gr23" draw:text-style-name="P26" draw:layer="layout" svg:width="12.192cm" svg:height="3.079cm" svg:x="16.002cm" svg:y="6.096cm">
          <draw:text-box>
            <text:p text:style-name="P25"><text:span text:style-name="T8">2/3 </text:span><text:span text:style-name="T8"><text:a xlink:href="mailto:commit@v2" xlink:type="simple">commit@v2</text:a></text:span></text:p>
            <text:p text:style-name="P25"><text:span text:style-name="T8">2/3 prepare@v2</text:span></text:p>
          </draw:text-box>
        </draw:frame>
        <draw:custom-shape draw:style-name="gr25" draw:text-style-name="P30" draw:layer="layout" svg:width="10.414cm" svg:height="3.048cm" svg:x="20.066cm" svg:y="12.446cm">
          <text:p text:style-name="P2"><text:span text:style-name="T13">Case n = n’+1</text:span><text:span text:style-name="T13"><text:line-break/></text:span><text:span text:style-name="T13">assuming the Case n’ or below</text:span></text:p>
          <draw:enhanced-geometry svg:viewBox="0 0 21600 21600" draw:text-areas="800 800 20800 20800" draw:type="round-rectangular-callout" draw:modifiers="-10574.9783965434 8756.18235487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4" draw:text-style-name="P28" draw:layer="layout" svg:width="24.638cm" svg:height="1.665cm" svg:x="1.016cm" svg:y="12.955cm">
          <draw:text-box>
            <text:p text:style-name="P22"><text:span text:style-name="T8">n ≥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9.144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10.16cm">
          <text:p/>
        </draw:line>
        <draw:frame draw:style-name="gr17" draw:text-style-name="P27" draw:layer="layout" svg:width="3.556cm" svg:height="4.572cm" svg:x="11.43cm" svg:y="7.366cm">
          <draw:text-box>
            <text:p text:style-name="P22"><text:span text:style-name="T9">×</text:span></text:p>
          </draw:text-box>
        </draw:frame>
        <draw:frame draw:style-name="gr18" draw:text-style-name="P12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2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4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24" draw:text-style-name="P28" draw:layer="layout" svg:width="24.638cm" svg:height="1.665cm" svg:x="-3.048cm" svg:y="10.668cm">
          <draw:text-box>
            <text:p text:style-name="P22"><text:span text:style-name="T8">Not on the same chain</text:span></text:p>
          </draw:text-box>
        </draw:frame>
        <draw:frame draw:style-name="gr26" draw:text-style-name="P24" draw:layer="layout" svg:width="16.764cm" svg:height="4.493cm" svg:x="0cm" svg:y="5.667cm">
          <draw:text-box>
            <text:p text:style-name="P23"><text:span text:style-name="T8">2/3 prepare@(v2 + n, v_src)</text:span></text:p>
          </draw:text-box>
        </draw:frame>
        <draw:frame draw:style-name="gr23" draw:text-style-name="P26" draw:layer="layout" svg:width="12.192cm" svg:height="3.079cm" svg:x="16.002cm" svg:y="6.096cm">
          <draw:text-box>
            <text:p text:style-name="P25"><text:span text:style-name="T8">2/3 </text:span><text:span text:style-name="T8"><text:a xlink:href="mailto:commit@v2" xlink:type="simple">commit@v2</text:a></text:span></text:p>
            <text:p text:style-name="P25"><text:span text:style-name="T8">2/3 prepare@v2</text:span></text:p>
          </draw:text-box>
        </draw:frame>
        <draw:custom-shape draw:style-name="gr25" draw:text-style-name="P30" draw:layer="layout" svg:width="10.414cm" svg:height="3.048cm" svg:x="20.066cm" svg:y="12.446cm">
          <text:p text:style-name="P2"><text:span text:style-name="T13">Case n = n’+1</text:span><text:span text:style-name="T13"><text:line-break/></text:span><text:span text:style-name="T13">assuming the Case n’ or below</text:span></text:p>
          <draw:enhanced-geometry svg:viewBox="0 0 21600 21600" draw:text-areas="800 800 20800 20800" draw:type="round-rectangular-callout" draw:modifiers="-10574.9783965434 8756.18235487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4" draw:text-style-name="P28" draw:layer="layout" svg:width="24.638cm" svg:height="1.665cm" svg:x="1.016cm" svg:y="12.955cm">
          <draw:text-box>
            <text:p text:style-name="P22"><text:span text:style-name="T8">n ≥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9.144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10.16cm">
          <text:p/>
        </draw:line>
        <draw:frame draw:style-name="gr17" draw:text-style-name="P27" draw:layer="layout" svg:width="3.556cm" svg:height="4.572cm" svg:x="11.43cm" svg:y="7.366cm">
          <draw:text-box>
            <text:p text:style-name="P22"><text:span text:style-name="T9">×</text:span></text:p>
          </draw:text-box>
        </draw:frame>
        <draw:frame draw:style-name="gr18" draw:text-style-name="P12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2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4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26" draw:text-style-name="P24" draw:layer="layout" svg:width="16.764cm" svg:height="4.493cm" svg:x="0cm" svg:y="5.667cm">
          <draw:text-box>
            <text:p text:style-name="P23"><text:span text:style-name="T8">2/3 prepare@(v2 + n, v_src)</text:span></text:p>
          </draw:text-box>
        </draw:frame>
        <draw:frame draw:style-name="gr23" draw:text-style-name="P26" draw:layer="layout" svg:width="12.192cm" svg:height="3.079cm" svg:x="16.002cm" svg:y="6.096cm">
          <draw:text-box>
            <text:p text:style-name="P25"><text:span text:style-name="T8">2/3 </text:span><text:span text:style-name="T8"><text:a xlink:href="mailto:commit@v2" xlink:type="simple">commit@v2</text:a></text:span></text:p>
            <text:p text:style-name="P25"><text:span text:style-name="T8">2/3 prepare@v2</text:span></text:p>
          </draw:text-box>
        </draw:frame>
        <draw:frame draw:style-name="gr24" draw:text-style-name="P28" draw:layer="layout" svg:width="24.638cm" svg:height="1.665cm" svg:x="0.254cm" svg:y="4.318cm">
          <draw:text-box>
            <text:p text:style-name="P22"><text:span text:style-name="T8">n ≥ 1</text:span></text:p>
          </draw:text-box>
        </draw:frame>
        <draw:custom-shape draw:style-name="gr14" draw:text-style-name="P2" draw:layer="layout" svg:width="3.302cm" svg:height="3.302cm" svg:x="7.62cm" svg:y="13.367cm">
          <text:p/>
          <draw:enhanced-geometry svg:viewBox="0 0 21600 21600" draw:type="rectangle" draw:enhanced-path="M 0 0 L 21600 0 21600 21600 0 21600 0 0 Z N"/>
        </draw:custom-shape>
        <draw:frame draw:style-name="gr26" draw:text-style-name="P24" draw:layer="layout" svg:width="16.764cm" svg:height="4.493cm" svg:x="0cm" svg:y="11.668cm">
          <draw:text-box>
            <text:p text:style-name="P23"><text:span text:style-name="T8">2/3 prepare@v_src</text:span></text:p>
          </draw:text-box>
        </draw:frame>
        <draw:line draw:style-name="gr27" draw:text-style-name="P2" draw:layer="layout" svg:x1="8.89cm" svg:y1="10.668cm" svg:x2="8.89cm" svg:y2="13.367cm">
          <text:p/>
        </draw:line>
        <draw:frame draw:style-name="gr28" draw:text-style-name="P31" draw:layer="layout" svg:width="15.348cm" svg:height="3.079cm" svg:x="13.1cm" svg:y="14.573cm">
          <draw:text-box>
            <text:p><text:span text:style-name="T8">v_src &lt; v2 or v_src ≥ v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9.144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10.16cm">
          <text:p/>
        </draw:line>
        <draw:frame draw:style-name="gr17" draw:text-style-name="P27" draw:layer="layout" svg:width="3.556cm" svg:height="4.572cm" svg:x="11.43cm" svg:y="7.366cm">
          <draw:text-box>
            <text:p text:style-name="P22"><text:span text:style-name="T9">×</text:span></text:p>
          </draw:text-box>
        </draw:frame>
        <draw:frame draw:style-name="gr18" draw:text-style-name="P12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2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4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26" draw:text-style-name="P24" draw:layer="layout" svg:width="16.764cm" svg:height="4.493cm" svg:x="0cm" svg:y="5.667cm">
          <draw:text-box>
            <text:p text:style-name="P23"><text:span text:style-name="T8">2/3 prepare@(v2 + n, v_src)</text:span></text:p>
          </draw:text-box>
        </draw:frame>
        <draw:frame draw:style-name="gr23" draw:text-style-name="P26" draw:layer="layout" svg:width="12.192cm" svg:height="3.079cm" svg:x="16.002cm" svg:y="6.096cm">
          <draw:text-box>
            <text:p text:style-name="P25"><text:span text:style-name="T8">2/3 </text:span><text:span text:style-name="T8"><text:a xlink:href="mailto:commit@v2" xlink:type="simple">commit@v2</text:a></text:span></text:p>
            <text:p text:style-name="P25"><text:span text:style-name="T8">2/3 prepare@v2</text:span></text:p>
          </draw:text-box>
        </draw:frame>
        <draw:frame draw:style-name="gr24" draw:text-style-name="P28" draw:layer="layout" svg:width="24.638cm" svg:height="1.665cm" svg:x="0.254cm" svg:y="4.318cm">
          <draw:text-box>
            <text:p text:style-name="P22"><text:span text:style-name="T8">n ≥ 1</text:span></text:p>
          </draw:text-box>
        </draw:frame>
        <draw:custom-shape draw:style-name="gr14" draw:text-style-name="P2" draw:layer="layout" svg:width="3.302cm" svg:height="3.302cm" svg:x="7.62cm" svg:y="13.367cm">
          <text:p/>
          <draw:enhanced-geometry svg:viewBox="0 0 21600 21600" draw:type="rectangle" draw:enhanced-path="M 0 0 L 21600 0 21600 21600 0 21600 0 0 Z N"/>
        </draw:custom-shape>
        <draw:frame draw:style-name="gr26" draw:text-style-name="P24" draw:layer="layout" svg:width="16.764cm" svg:height="4.493cm" svg:x="0cm" svg:y="11.668cm">
          <draw:text-box>
            <text:p text:style-name="P23"><text:span text:style-name="T8">2/3 prepare@v_src</text:span></text:p>
          </draw:text-box>
        </draw:frame>
        <draw:line draw:style-name="gr27" draw:text-style-name="P2" draw:layer="layout" svg:x1="8.89cm" svg:y1="10.668cm" svg:x2="8.89cm" svg:y2="13.367cm">
          <text:p/>
        </draw:line>
        <draw:frame draw:style-name="gr28" draw:text-style-name="P31" draw:layer="layout" svg:width="15.348cm" svg:height="3.079cm" svg:x="13.1cm" svg:y="14.573cm">
          <draw:text-box>
            <text:p><text:span text:style-name="T8">v_src &lt; v2</text:span></text:p>
          </draw:text-box>
        </draw:frame>
        <draw:custom-shape draw:style-name="gr29" draw:text-style-name="P30" draw:layer="layout" svg:width="6.858cm" svg:height="2.953cm" svg:x="20.574cm" svg:y="14.573cm">
          <text:p text:style-name="P2"><text:span text:style-name="T13">Case Left</text:span></text:p>
          <draw:enhanced-geometry svg:viewBox="0 0 21600 21600" draw:text-areas="800 800 20800 20800" draw:type="round-rectangular-callout" draw:modifiers="-4855.98483743986 8350.44008124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9.144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10.16cm">
          <text:p/>
        </draw:line>
        <draw:frame draw:style-name="gr17" draw:text-style-name="P27" draw:layer="layout" svg:width="3.556cm" svg:height="4.572cm" svg:x="11.43cm" svg:y="7.366cm">
          <draw:text-box>
            <text:p text:style-name="P22"><text:span text:style-name="T9">×</text:span></text:p>
          </draw:text-box>
        </draw:frame>
        <draw:frame draw:style-name="gr18" draw:text-style-name="P12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2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4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26" draw:text-style-name="P24" draw:layer="layout" svg:width="16.764cm" svg:height="4.493cm" svg:x="0cm" svg:y="5.667cm">
          <draw:text-box>
            <text:p text:style-name="P23"><text:span text:style-name="T8">2/3 prepare@(v2 + n, v_src)</text:span></text:p>
          </draw:text-box>
        </draw:frame>
        <draw:frame draw:style-name="gr23" draw:text-style-name="P26" draw:layer="layout" svg:width="12.192cm" svg:height="3.079cm" svg:x="16.002cm" svg:y="6.096cm">
          <draw:text-box>
            <text:p text:style-name="P25"><text:span text:style-name="T8">2/3 </text:span><text:span text:style-name="T8"><text:a xlink:href="mailto:commit@v2" xlink:type="simple">commit@v2</text:a></text:span></text:p>
            <text:p text:style-name="P25"><text:span text:style-name="T8">2/3 prepare@v2</text:span></text:p>
          </draw:text-box>
        </draw:frame>
        <draw:frame draw:style-name="gr24" draw:text-style-name="P28" draw:layer="layout" svg:width="24.638cm" svg:height="1.665cm" svg:x="0.254cm" svg:y="4.318cm">
          <draw:text-box>
            <text:p text:style-name="P22"><text:span text:style-name="T8">n ≥ 1</text:span></text:p>
          </draw:text-box>
        </draw:frame>
        <draw:custom-shape draw:style-name="gr14" draw:text-style-name="P2" draw:layer="layout" svg:width="3.302cm" svg:height="3.302cm" svg:x="7.62cm" svg:y="13.367cm">
          <text:p/>
          <draw:enhanced-geometry svg:viewBox="0 0 21600 21600" draw:type="rectangle" draw:enhanced-path="M 0 0 L 21600 0 21600 21600 0 21600 0 0 Z N"/>
        </draw:custom-shape>
        <draw:frame draw:style-name="gr26" draw:text-style-name="P24" draw:layer="layout" svg:width="16.764cm" svg:height="4.493cm" svg:x="0cm" svg:y="11.668cm">
          <draw:text-box>
            <text:p text:style-name="P23"><text:span text:style-name="T8">2/3 prepare@v_src</text:span></text:p>
          </draw:text-box>
        </draw:frame>
        <draw:line draw:style-name="gr27" draw:text-style-name="P2" draw:layer="layout" svg:x1="8.89cm" svg:y1="10.668cm" svg:x2="8.89cm" svg:y2="13.367cm">
          <text:p/>
        </draw:line>
        <draw:frame draw:style-name="gr28" draw:text-style-name="P31" draw:layer="layout" svg:width="15.348cm" svg:height="3.079cm" svg:x="13.1cm" svg:y="14.573cm">
          <draw:text-box>
            <text:p><text:span text:style-name="T8">v_src &lt; v2</text:span></text:p>
          </draw:text-box>
        </draw:frame>
        <draw:custom-shape draw:style-name="gr29" draw:text-style-name="P30" draw:layer="layout" svg:width="6.858cm" svg:height="2.953cm" svg:x="20.574cm" svg:y="14.573cm">
          <text:p text:style-name="P2"><text:span text:style-name="T13">Case Left</text:span></text:p>
          <draw:enhanced-geometry svg:viewBox="0 0 21600 21600" draw:text-areas="800 800 20800 20800" draw:type="round-rectangular-callout" draw:modifiers="-4855.98483743986 8350.44008124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7" draw:text-style-name="P32" draw:layer="layout" svg:width="27.026cm" svg:height="2.766cm" svg:x="0.974cm" svg:y="9.144cm">
          <draw:text-box>
            <text:list text:style-name="L2">
              <text:list-item>
                <text:p>A validator shalt not publish a Commit between the epochs of a Prepare statem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9.144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10.16cm">
          <text:p/>
        </draw:line>
        <draw:frame draw:style-name="gr17" draw:text-style-name="P27" draw:layer="layout" svg:width="3.556cm" svg:height="4.572cm" svg:x="11.43cm" svg:y="7.366cm">
          <draw:text-box>
            <text:p text:style-name="P22"><text:span text:style-name="T9">×</text:span></text:p>
          </draw:text-box>
        </draw:frame>
        <draw:frame draw:style-name="gr18" draw:text-style-name="P12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2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4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26" draw:text-style-name="P24" draw:layer="layout" svg:width="16.764cm" svg:height="4.493cm" svg:x="0cm" svg:y="5.667cm">
          <draw:text-box>
            <text:p text:style-name="P23"><text:span text:style-name="T8">2/3 prepare@(v2 + n, v_src)</text:span></text:p>
          </draw:text-box>
        </draw:frame>
        <draw:frame draw:style-name="gr23" draw:text-style-name="P26" draw:layer="layout" svg:width="12.192cm" svg:height="3.079cm" svg:x="16.002cm" svg:y="6.096cm">
          <draw:text-box>
            <text:p text:style-name="P25"><text:span text:style-name="T8">2/3 </text:span><text:span text:style-name="T8"><text:a xlink:href="mailto:commit@v2" xlink:type="simple">commit@v2</text:a></text:span></text:p>
            <text:p text:style-name="P25"><text:span text:style-name="T8">2/3 prepare@v2</text:span></text:p>
          </draw:text-box>
        </draw:frame>
        <draw:frame draw:style-name="gr24" draw:text-style-name="P28" draw:layer="layout" svg:width="24.638cm" svg:height="1.665cm" svg:x="0.254cm" svg:y="4.318cm">
          <draw:text-box>
            <text:p text:style-name="P22"><text:span text:style-name="T8">n ≥ 1</text:span></text:p>
          </draw:text-box>
        </draw:frame>
        <draw:custom-shape draw:style-name="gr14" draw:text-style-name="P2" draw:layer="layout" svg:width="3.302cm" svg:height="3.302cm" svg:x="7.62cm" svg:y="13.367cm">
          <text:p/>
          <draw:enhanced-geometry svg:viewBox="0 0 21600 21600" draw:type="rectangle" draw:enhanced-path="M 0 0 L 21600 0 21600 21600 0 21600 0 0 Z N"/>
        </draw:custom-shape>
        <draw:frame draw:style-name="gr26" draw:text-style-name="P24" draw:layer="layout" svg:width="16.764cm" svg:height="4.493cm" svg:x="0cm" svg:y="11.668cm">
          <draw:text-box>
            <text:p text:style-name="P23"><text:span text:style-name="T8">2/3 prepare@v_src</text:span></text:p>
          </draw:text-box>
        </draw:frame>
        <draw:line draw:style-name="gr27" draw:text-style-name="P2" draw:layer="layout" svg:x1="8.89cm" svg:y1="10.668cm" svg:x2="8.89cm" svg:y2="13.367cm">
          <text:p/>
        </draw:line>
        <draw:frame draw:style-name="gr28" draw:text-style-name="P31" draw:layer="layout" svg:width="7.874cm" svg:height="3.079cm" svg:x="20.574cm" svg:y="14.573cm">
          <draw:text-box>
            <text:p><text:span text:style-name="T8">v_src ≥ v2</text:span></text:p>
          </draw:text-box>
        </draw:frame>
        <draw:custom-shape draw:style-name="gr29" draw:text-style-name="P30" draw:layer="layout" svg:width="6.858cm" svg:height="2.953cm" svg:x="12.7cm" svg:y="14.365cm">
          <text:p text:style-name="P2"><text:span text:style-name="T13">Case Right</text:span></text:p>
          <draw:enhanced-geometry svg:viewBox="0 0 21600 21600" draw:text-areas="800 800 20800 20800" draw:type="round-rectangular-callout" draw:modifiers="25237.2649074209 7992.146242383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5.748cm" svg:y="13.97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6.002cm" svg:y2="13.97cm">
          <text:p/>
        </draw:line>
        <draw:frame draw:style-name="gr17" draw:text-style-name="P27" draw:layer="layout" svg:width="3.556cm" svg:height="4.572cm" svg:x="11.938cm" svg:y="9.652cm">
          <draw:text-box>
            <text:p text:style-name="P22"><text:span text:style-name="T9">×</text:span></text:p>
          </draw:text-box>
        </draw:frame>
        <draw:frame draw:style-name="gr18" draw:text-style-name="P12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2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4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30" draw:text-style-name="P24" draw:layer="layout" svg:width="16.764cm" svg:height="1.953cm" svg:x="0cm" svg:y="5.667cm">
          <draw:text-box>
            <text:p text:style-name="P23"><text:span text:style-name="T8">2/3 prepare@(v2 + n, v_src)</text:span></text:p>
          </draw:text-box>
        </draw:frame>
        <draw:frame draw:style-name="gr23" draw:text-style-name="P26" draw:layer="layout" svg:width="12.192cm" svg:height="3.079cm" svg:x="16.002cm" svg:y="6.096cm">
          <draw:text-box>
            <text:p text:style-name="P25"><text:span text:style-name="T8">2/3 </text:span><text:span text:style-name="T8"><text:a xlink:href="mailto:commit@v2" xlink:type="simple">commit@v2</text:a></text:span></text:p>
            <text:p text:style-name="P25"><text:span text:style-name="T8">2/3 prepare@v2</text:span></text:p>
          </draw:text-box>
        </draw:frame>
        <draw:frame draw:style-name="gr24" draw:text-style-name="P28" draw:layer="layout" svg:width="24.638cm" svg:height="1.665cm" svg:x="0.254cm" svg:y="4.318cm">
          <draw:text-box>
            <text:p text:style-name="P22"><text:span text:style-name="T8">n ≥ 1</text:span></text:p>
          </draw:text-box>
        </draw:frame>
        <draw:custom-shape draw:style-name="gr14" draw:text-style-name="P2" draw:layer="layout" svg:width="3.302cm" svg:height="3.302cm" svg:x="7.62cm" svg:y="13.367cm">
          <text:p/>
          <draw:enhanced-geometry svg:viewBox="0 0 21600 21600" draw:type="rectangle" draw:enhanced-path="M 0 0 L 21600 0 21600 21600 0 21600 0 0 Z N"/>
        </draw:custom-shape>
        <draw:frame draw:style-name="gr26" draw:text-style-name="P24" draw:layer="layout" svg:width="16.764cm" svg:height="4.493cm" svg:x="0cm" svg:y="11.668cm">
          <draw:text-box>
            <text:p text:style-name="P23"><text:span text:style-name="T8">2/3 prepare@v_src</text:span></text:p>
          </draw:text-box>
        </draw:frame>
        <draw:line draw:style-name="gr27" draw:text-style-name="P2" draw:layer="layout" svg:x1="8.89cm" svg:y1="10.668cm" svg:x2="8.89cm" svg:y2="13.367cm">
          <text:p/>
        </draw:line>
        <draw:frame draw:style-name="gr28" draw:text-style-name="P31" draw:layer="layout" svg:width="7.874cm" svg:height="3.079cm" svg:x="20.574cm" svg:y="14.573cm">
          <draw:text-box>
            <text:p><text:span text:style-name="T8">v_src ≥ v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5.748cm" svg:y="13.97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6.002cm" svg:y2="13.97cm">
          <text:p/>
        </draw:line>
        <draw:frame draw:style-name="gr17" draw:text-style-name="P27" draw:layer="layout" svg:width="3.556cm" svg:height="4.572cm" svg:x="11.938cm" svg:y="9.652cm">
          <draw:text-box>
            <text:p text:style-name="P22"><text:span text:style-name="T9">×</text:span></text:p>
          </draw:text-box>
        </draw:frame>
        <draw:frame draw:style-name="gr18" draw:text-style-name="P12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2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4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30" draw:text-style-name="P24" draw:layer="layout" svg:width="16.764cm" svg:height="1.953cm" svg:x="0cm" svg:y="5.667cm">
          <draw:text-box>
            <text:p text:style-name="P23"><text:span text:style-name="T8">2/3 prepare@(v2 + n, v_src)</text:span></text:p>
          </draw:text-box>
        </draw:frame>
        <draw:frame draw:style-name="gr23" draw:text-style-name="P26" draw:layer="layout" svg:width="12.192cm" svg:height="3.079cm" svg:x="16.002cm" svg:y="6.096cm">
          <draw:text-box>
            <text:p text:style-name="P25"><text:span text:style-name="T8">2/3 </text:span><text:span text:style-name="T8"><text:a xlink:href="mailto:commit@v2" xlink:type="simple">commit@v2</text:a></text:span></text:p>
            <text:p text:style-name="P25"><text:span text:style-name="T8">2/3 prepare@v2</text:span></text:p>
          </draw:text-box>
        </draw:frame>
        <draw:frame draw:style-name="gr24" draw:text-style-name="P28" draw:layer="layout" svg:width="24.638cm" svg:height="1.665cm" svg:x="0.254cm" svg:y="4.318cm">
          <draw:text-box>
            <text:p text:style-name="P22"><text:span text:style-name="T8">n ≥ 1</text:span></text:p>
          </draw:text-box>
        </draw:frame>
        <draw:custom-shape draw:style-name="gr14" draw:text-style-name="P2" draw:layer="layout" svg:width="3.302cm" svg:height="3.302cm" svg:x="7.62cm" svg:y="13.367cm">
          <text:p/>
          <draw:enhanced-geometry svg:viewBox="0 0 21600 21600" draw:type="rectangle" draw:enhanced-path="M 0 0 L 21600 0 21600 21600 0 21600 0 0 Z N"/>
        </draw:custom-shape>
        <draw:frame draw:style-name="gr26" draw:text-style-name="P24" draw:layer="layout" svg:width="16.764cm" svg:height="4.493cm" svg:x="0cm" svg:y="11.668cm">
          <draw:text-box>
            <text:p text:style-name="P23"><text:span text:style-name="T8">2/3 prepare@v_src</text:span></text:p>
          </draw:text-box>
        </draw:frame>
        <draw:line draw:style-name="gr27" draw:text-style-name="P2" draw:layer="layout" svg:x1="8.89cm" svg:y1="10.668cm" svg:x2="8.89cm" svg:y2="13.367cm">
          <text:p/>
        </draw:line>
        <draw:frame draw:style-name="gr28" draw:text-style-name="P31" draw:layer="layout" svg:width="7.874cm" svg:height="3.079cm" svg:x="20.574cm" svg:y="14.573cm">
          <draw:text-box>
            <text:p><text:span text:style-name="T8">v_src ≥ v2</text:span></text:p>
          </draw:text-box>
        </draw:frame>
        <draw:line draw:style-name="gr16" draw:text-style-name="P2" draw:layer="layout" svg:x1="11.176cm" svg:y1="15.494cm" svg:x2="15.748cm" svg:y2="15.748cm">
          <text:p/>
        </draw:line>
        <draw:frame draw:style-name="gr17" draw:text-style-name="P27" draw:layer="layout" svg:width="3.556cm" svg:height="4.572cm" svg:x="11.43cm" svg:y="13.462cm">
          <draw:text-box>
            <text:p text:style-name="P22"><text:span text:style-name="T9">×</text:span></text:p>
          </draw:text-box>
        </draw:frame>
        <draw:custom-shape draw:style-name="gr29" draw:text-style-name="P30" draw:layer="layout" svg:width="6.858cm" svg:height="2.953cm" svg:x="18.542cm" svg:y="10.509cm">
          <text:p text:style-name="P2"><text:span text:style-name="T13">“</text:span><text:span text:style-name="T13">not on the same chain”</text:span><text:span text:style-name="T13"><text:line-break/></text:span><text:span text:style-name="T13"> transfers.</text:span></text:p>
          <draw:enhanced-geometry svg:viewBox="0 0 21600 21600" draw:text-areas="800 800 20800 20800" draw:type="round-rectangular-callout" draw:modifiers="-13717.6847937017 30330.67027758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custom-shape draw:style-name="gr14" draw:text-style-name="P2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1.176cm" svg:y1="9.398cm" svg:x2="15.494cm" svg:y2="8.382cm">
          <text:p/>
        </draw:line>
        <draw:frame draw:style-name="gr17" draw:text-style-name="P27" draw:layer="layout" svg:width="3.556cm" svg:height="4.572cm" svg:x="11.43cm" svg:y="7.366cm">
          <draw:text-box>
            <text:p text:style-name="P22"><text:span text:style-name="T9">×</text:span></text:p>
          </draw:text-box>
        </draw:frame>
        <draw:frame draw:style-name="gr18" draw:text-style-name="P12" draw:layer="layout" svg:width="12.954cm" svg:height="2.998cm" svg:x="1.016cm" svg:y="0.508cm">
          <draw:text-box>
            <text:p><text:span text:style-name="T3">Assumption</text:span></text:p>
          </draw:text-box>
        </draw:frame>
        <draw:frame draw:style-name="gr18" draw:text-style-name="P12" draw:layer="layout" svg:width="5.842cm" svg:height="2.998cm" svg:x="1.016cm" svg:y="17.322cm">
          <draw:text-box>
            <text:p><text:span text:style-name="T3">Goal</text:span></text:p>
          </draw:text-box>
        </draw:frame>
        <draw:frame draw:style-name="gr19" draw:text-style-name="P14" draw:layer="layout" svg:width="19.05cm" svg:height="3.002cm" svg:x="7.62cm" svg:y="17.318cm">
          <draw:text-box>
            <text:p><text:span text:style-name="T4">1/3 validators slashed</text:span></text:p>
          </draw:text-box>
        </draw:frame>
        <draw:frame draw:style-name="gr24" draw:text-style-name="P28" draw:layer="layout" svg:width="24.638cm" svg:height="1.665cm" svg:x="1.016cm" svg:y="11.035cm">
          <draw:text-box>
            <text:p text:style-name="P22"><text:span text:style-name="T8">Not on the same chain</text:span></text:p>
          </draw:text-box>
        </draw:frame>
        <draw:frame draw:style-name="gr26" draw:text-style-name="P24" draw:layer="layout" svg:width="14.478cm" svg:height="4.493cm" svg:x="0cm" svg:y="5.667cm">
          <draw:text-box>
            <text:p text:style-name="P23"><text:span text:style-name="T8">2/3 prepare@v_src</text:span></text:p>
          </draw:text-box>
        </draw:frame>
        <draw:frame draw:style-name="gr23" draw:text-style-name="P26" draw:layer="layout" svg:width="12.192cm" svg:height="3.079cm" svg:x="16.002cm" svg:y="4.033cm">
          <draw:text-box>
            <text:p text:style-name="P25"><text:span text:style-name="T8">2/3 </text:span><text:span text:style-name="T8"><text:a xlink:href="mailto:commit@v2" xlink:type="simple">commit@v2</text:a></text:span></text:p>
            <text:p text:style-name="P25"><text:span text:style-name="T8">2/3 prepare@v2</text:span></text:p>
          </draw:text-box>
        </draw:frame>
        <draw:frame draw:style-name="gr24" draw:text-style-name="P28" draw:layer="layout" svg:width="24.638cm" svg:height="1.665cm" svg:x="1.016cm" svg:y="12.954cm">
          <draw:text-box>
            <text:p text:style-name="P22"><text:span text:style-name="T8">v_src ≥ v2</text:span></text:p>
          </draw:text-box>
        </draw:frame>
        <draw:frame presentation:style-name="pr7" draw:text-style-name="P32" draw:layer="layout" svg:width="27.026cm" svg:height="2.766cm" svg:x="0.254cm" svg:y="14.224cm">
          <draw:text-box>
            <text:list text:style-name="L2">
              <text:list-item>
                <text:p>We’ve seen this picture before.<text:line-break/>Win by mathematical induc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ynamic validator se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ront-set and back-set</text:p>
          </draw:text-box>
        </draw:frame>
        <draw:custom-shape draw:style-name="gr31" draw:text-style-name="P3" draw:layer="layout" svg:width="4.572cm" svg:height="6.604cm" svg:x="7.112cm" svg:y="4.5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1.778cm" svg:height="1.778cm" svg:x="16.764cm" svg:y="5.58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778cm" svg:height="1.778cm" svg:x="16.764cm" svg:y="7.87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778cm" svg:height="1.778cm" svg:x="16.764cm" svg:y="10.1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778cm" svg:height="1.778cm" svg:x="16.764cm" svg:y="12.44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778cm" svg:height="1.778cm" svg:x="16.764cm" svg:y="14.73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778cm" svg:height="1.778cm" svg:x="16.764cm" svg:y="17.018cm">
          <text:p/>
          <draw:enhanced-geometry svg:viewBox="0 0 21600 21600" draw:type="rectangle" draw:enhanced-path="M 0 0 L 21600 0 21600 21600 0 21600 0 0 Z N"/>
        </draw:custom-shape>
        <draw:line draw:style-name="gr33" draw:text-style-name="P3" draw:layer="layout" svg:x1="17.78cm" svg:y1="7.366cm" svg:x2="17.78cm" svg:y2="7.874cm">
          <text:p/>
        </draw:line>
        <draw:line draw:style-name="gr33" draw:text-style-name="P3" draw:layer="layout" svg:x1="17.78cm" svg:y1="9.666cm" svg:x2="17.78cm" svg:y2="10.174cm">
          <text:p/>
        </draw:line>
        <draw:line draw:style-name="gr33" draw:text-style-name="P3" draw:layer="layout" svg:x1="17.78cm" svg:y1="11.966cm" svg:x2="17.78cm" svg:y2="12.474cm">
          <text:p/>
        </draw:line>
        <draw:line draw:style-name="gr33" draw:text-style-name="P3" draw:layer="layout" svg:x1="17.78cm" svg:y1="14.224cm" svg:x2="17.78cm" svg:y2="14.732cm">
          <text:p/>
        </draw:line>
        <draw:line draw:style-name="gr33" draw:text-style-name="P3" draw:layer="layout" svg:x1="17.78cm" svg:y1="16.51cm" svg:x2="17.78cm" svg:y2="17.018cm">
          <text:p/>
        </draw:line>
        <draw:g>
          <draw:path draw:style-name="gr33" draw:text-style-name="P3" draw:layer="layout" svg:width="2.293cm" svg:height="2.657cm" draw:transform="rotate (-2.81608874809285) translate (17.050446138006cm 8.07099615394498cm)" svg:viewBox="0 0 2294 2658" svg:d="M0 2641c228 59 470-43 634-191 143-128 197-325 244-505 47-186 103-371 167-550 65-180 141-356 217-533 72-166 161-324 222-495 65-181 217-371 436-367l176 23 165 55 33 11">
            <text:p/>
          </draw:path>
          <draw:path draw:style-name="gr33" draw:text-style-name="P3" draw:layer="layout" svg:width="2.293cm" svg:height="2.657cm" draw:transform="rotate (-0.325329372571743) translate (14.8765488648181cm 8.63536426873768cm)" svg:viewBox="0 0 2294 2658" svg:d="M2294 2641c-228 59-470-43-634-190-143-129-197-325-244-506-47-186-103-370-167-550-65-180-140-356-217-533-72-166-160-324-222-495-65-181-217-371-436-367l-176 23-165 55-33 11">
            <text:p/>
          </draw:path>
          <draw:path draw:style-name="gr33" draw:text-style-name="P3" draw:layer="layout" svg:width="2.293cm" svg:height="2.657cm" draw:transform="rotate (-2.81608874809285) translate (17.050446138006cm 8.07099615394498cm)" svg:viewBox="0 0 2294 2658" svg:d="M0 2641c228 59 470-43 634-191 143-128 197-325 244-505 47-186 103-371 167-550 65-180 141-356 217-533 72-166 161-324 222-495 65-181 217-371 436-367l176 23 165 55 33 11">
            <text:p/>
          </draw:path>
          <draw:path draw:style-name="gr33" draw:text-style-name="P3" draw:layer="layout" svg:width="2.293cm" svg:height="2.657cm" draw:transform="rotate (-0.325329372571743) translate (14.8765488648181cm 8.63536426873768cm)" svg:viewBox="0 0 2294 2658" svg:d="M2294 2641c-228 59-470-43-634-190-143-129-197-325-244-506-47-186-103-370-167-550-65-180-140-356-217-533-72-166-160-324-222-495-65-181-217-371-436-367l-176 23-165 55-33 11">
            <text:p/>
          </draw:path>
        </draw:g>
        <draw:g>
          <draw:path draw:style-name="gr33" draw:text-style-name="P3" draw:layer="layout" svg:width="2.293cm" svg:height="2.657cm" draw:transform="rotate (-2.81608874809285) translate (16.934446138006cm 14.995996153945cm)" svg:viewBox="0 0 2294 2658" svg:d="M0 2641c228 59 470-43 634-191 143-128 197-325 244-505 47-186 103-371 167-550 65-180 141-356 217-533 72-166 161-324 222-495 65-181 217-371 436-367l176 23 165 55 33 11">
            <text:p/>
          </draw:path>
          <draw:path draw:style-name="gr33" draw:text-style-name="P3" draw:layer="layout" svg:width="2.293cm" svg:height="2.657cm" draw:transform="rotate (-0.325329372571743) translate (14.7605488648181cm 15.5603642687377cm)" svg:viewBox="0 0 2294 2658" svg:d="M2294 2641c-228 59-470-43-634-190-143-129-197-325-244-506-47-186-103-370-167-550-65-180-140-356-217-533-72-166-160-324-222-495-65-181-217-371-436-367l-176 23-165 55-33 11">
            <text:p/>
          </draw:path>
          <draw:path draw:style-name="gr33" draw:text-style-name="P3" draw:layer="layout" svg:width="2.293cm" svg:height="2.657cm" draw:transform="rotate (-2.81608874809285) translate (16.934446138006cm 14.995996153945cm)" svg:viewBox="0 0 2294 2658" svg:d="M0 2641c228 59 470-43 634-191 143-128 197-325 244-505 47-186 103-371 167-550 65-180 141-356 217-533 72-166 161-324 222-495 65-181 217-371 436-367l176 23 165 55 33 11">
            <text:p/>
          </draw:path>
          <draw:path draw:style-name="gr33" draw:text-style-name="P3" draw:layer="layout" svg:width="2.293cm" svg:height="2.657cm" draw:transform="rotate (-0.325329372571743) translate (14.7605488648181cm 15.5603642687377cm)" svg:viewBox="0 0 2294 2658" svg:d="M2294 2641c-228 59-470-43-634-190-143-129-197-325-244-506-47-186-103-370-167-550-65-180-140-356-217-533-72-166-160-324-222-495-65-181-217-371-436-367l-176 23-165 55-33 11">
            <text:p/>
          </draw:path>
        </draw:g>
        <draw:custom-shape draw:style-name="gr34" draw:text-style-name="P3" draw:layer="layout" svg:width="4.572cm" svg:height="6.604cm" svg:x="6.096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" draw:layer="layout" svg:width="4.572cm" svg:height="6.604cm" svg:x="6.097cm" svg:y="12.5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" draw:layer="layout" svg:width="4.572cm" svg:height="6.604cm" svg:x="5.334cm" svg:y="13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0T15:07:56.916076816</meta:creation-date>
    <dc:date>2017-10-13T16:37:58.653476155</dc:date>
    <meta:editing-duration>PT20H46S</meta:editing-duration>
    <meta:editing-cycles>137</meta:editing-cycles>
    <meta:generator>LibreOffice/5.3.1.2$Linux_X86_64 LibreOffice_project/30m0$Build-2</meta:generator>
    <meta:document-statistic meta:object-count="556"/>
  </office:meta>
</office:document-meta>
</file>